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5.55pt"/>
    </style:style>
    <style:style style:name="co2" style:family="table-column">
      <style:table-column-properties fo:break-before="auto" style:column-width="30.64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68.54pt"/>
    </style:style>
    <style:style style:name="co5" style:family="table-column">
      <style:table-column-properties fo:break-before="auto" style:column-width="71.69pt"/>
    </style:style>
    <style:style style:name="co6" style:family="table-column">
      <style:table-column-properties fo:break-before="auto" style:column-width="78.75pt"/>
    </style:style>
    <style:style style:name="co7" style:family="table-column">
      <style:table-column-properties fo:break-before="auto" style:column-width="93.71pt"/>
    </style:style>
    <style:style style:name="co8" style:family="table-column">
      <style:table-column-properties fo:break-before="auto" style:column-width="97.65pt"/>
    </style:style>
    <style:style style:name="co9" style:family="table-column">
      <style:table-column-properties fo:break-before="auto" style:column-width="63.81pt"/>
    </style:style>
    <style:style style:name="co10" style:family="table-column">
      <style:table-column-properties fo:break-before="auto" style:column-width="66.95pt"/>
    </style:style>
    <style:style style:name="co11" style:family="table-column">
      <style:table-column-properties fo:break-before="auto" style:column-width="52.81pt"/>
    </style:style>
    <style:style style:name="co12" style:family="table-column">
      <style:table-column-properties fo:break-before="auto" style:column-width="35.49pt"/>
    </style:style>
    <style:style style:name="co13" style:family="table-column">
      <style:table-column-properties fo:break-before="auto" style:column-width="51.99pt"/>
    </style:style>
    <style:style style:name="co14" style:family="table-column">
      <style:table-column-properties fo:break-before="auto" style:column-width="75.6pt"/>
    </style:style>
    <style:style style:name="co15" style:family="table-column">
      <style:table-column-properties fo:break-before="auto" style:column-width="26.84pt"/>
    </style:style>
    <style:style style:name="co16" style:family="table-column">
      <style:table-column-properties fo:break-before="auto" style:column-width="65.79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0000">
      <style:text-properties fo:color="#009900" style:font-name="Times New Roma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99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00cc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02">
      <style:table-cell-properties fo:wrap-option="wrap"/>
      <style:text-properties fo:color="#00cc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02">
      <style:text-properties style:font-name="Times New Roman"/>
    </style:style>
    <style:style style:name="ce7" style:family="table-cell" style:parent-style-name="Default" style:data-style-name="N10000">
      <style:text-properties style:font-name="Times New Roman"/>
    </style:style>
    <style:style style:name="ce8" style:family="table-cell" style:parent-style-name="Default" style:data-style-name="N10000">
      <style:table-cell-properties style:text-align-source="fix" style:repeat-content="false"/>
      <style:paragraph-properties fo:text-align="start" fo:margin-left="0pt"/>
      <style:text-properties fo:color="#009900" style:font-name="Times New Roma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99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pt"/>
      <style:text-properties style:font-name="Times New Roman"/>
    </style:style>
    <style:style style:name="ce12" style:family="table-cell" style:parent-style-name="Default" style:data-style-name="N10000">
      <style:table-cell-properties style:text-align-source="fix" style:repeat-content="false"/>
      <style:paragraph-properties fo:text-align="start" fo:margin-left="0pt"/>
      <style:text-properties style:font-name="Times New Roma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99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cc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ext-properties style:font-name="Times New Roman" fo:font-weight="bold" style:font-weight-asian="bold" style:font-weight-complex="bold"/>
    </style:style>
    <style:style style:name="ce18" style:family="table-cell" style:parent-style-name="Default" style:data-style-name="N10000">
      <style:text-properties fo:color="#009900" style:font-name="Times New Roman" fo:font-weight="bold" style:font-weight-asian="bold" style:font-weight-complex="bold"/>
    </style:style>
    <style:style style:name="ce19" style:family="table-cell" style:parent-style-name="Default" style:data-style-name="N10000">
      <style:text-properties fo:color="#00cc00" style:font-name="Times New Roman"/>
    </style:style>
    <style:style style:name="ce20" style:family="table-cell" style:parent-style-name="Default">
      <style:text-properties fo:color="#00cc00" style:font-name="Times New Roman"/>
    </style:style>
    <style:style style:name="ce21" style:family="table-cell" style:parent-style-name="Default">
      <style:text-properties style:font-name="Times New Roman"/>
    </style:style>
    <style:style style:name="ce22" style:family="table-cell" style:parent-style-name="Default" style:data-style-name="N10037">
      <style:text-properties style:font-name="Times New Roman"/>
    </style:style>
    <style:style style:name="ce23" style:family="table-cell" style:parent-style-name="Default" style:data-style-name="N10037">
      <style:text-properties fo:color="#009900" style:font-name="Times New Roman"/>
    </style:style>
  </office:automatic-styles>
  <office:body>
    <office:spreadsheet>
      <table:tracked-changes>
        <table:cell-content-change table:id="ct1">
          <table:cell-address table:column="6" table:row="3" table:table="0"/>
          <office:change-info>
            <dc:creator>Joakim Andreasson</dc:creator>
            <dc:date>2016-04-25T14:03:41.570000000</dc:date>
          </office:change-info>
          <table:previous>
            <table:change-track-table-cell office:value-type="string">
              <text:p>%of dmg that will</text:p>
            </table:change-track-table-cell>
          </table:previous>
        </table:cell-content-change>
        <table:cell-content-change table:id="ct2">
          <table:cell-address table:column="7" table:row="3" table:table="0"/>
          <office:change-info>
            <dc:creator>Joakim Andreasson</dc:creator>
            <dc:date>2016-04-25T14:03:41.570000000</dc:date>
          </office:change-info>
          <table:previous>
            <table:change-track-table-cell office:value-type="string">
              <text:p>armo is multiplied </text:p>
            </table:change-track-table-cell>
          </table:previous>
        </table:cell-content-change>
        <table:cell-content-change table:id="ct3">
          <table:cell-address table:column="6" table:row="112" table:table="0"/>
          <office:change-info>
            <dc:creator>Joakim Andreasson</dc:creator>
            <dc:date>2016-04-25T14:03:41.57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">
          <table:cell-address table:column="6" table:row="113" table:table="0"/>
          <office:change-info>
            <dc:creator>Joakim Andreasson</dc:creator>
            <dc:date>2016-04-25T14:03:41.57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">
          <table:cell-address table:column="6" table:row="114" table:table="0"/>
          <office:change-info>
            <dc:creator>Joakim Andreasson</dc:creator>
            <dc:date>2016-04-25T14:03:41.57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">
          <table:cell-address table:column="6" table:row="115" table:table="0"/>
          <office:change-info>
            <dc:creator>Joakim Andreasson</dc:creator>
            <dc:date>2016-04-25T14:03:41.57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">
          <table:cell-address table:column="6" table:row="116" table:table="0"/>
          <office:change-info>
            <dc:creator>Joakim Andreasson</dc:creator>
            <dc:date>2016-04-25T14:03:41.57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">
          <table:cell-address table:column="6" table:row="117" table:table="0"/>
          <office:change-info>
            <dc:creator>Joakim Andreasson</dc:creator>
            <dc:date>2016-04-25T14:03:41.57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">
          <table:cell-address table:column="6" table:row="118" table:table="0"/>
          <office:change-info>
            <dc:creator>Joakim Andreasson</dc:creator>
            <dc:date>2016-04-25T14:03:41.57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0">
          <table:cell-address table:column="6" table:row="119" table:table="0"/>
          <office:change-info>
            <dc:creator>Joakim Andreasson</dc:creator>
            <dc:date>2016-04-25T14:03:41.57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1">
          <table:cell-address table:column="6" table:row="120" table:table="0"/>
          <office:change-info>
            <dc:creator>Joakim Andreasson</dc:creator>
            <dc:date>2016-04-25T14:03:41.57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">
          <table:cell-address table:column="12" table:row="175" table:table="0"/>
          <office:change-info>
            <dc:creator>Joakim Andreasson</dc:creator>
            <dc:date>2016-04-25T14:03:41.570000000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3">
          <table:cell-address table:column="12" table:row="176" table:table="0"/>
          <office:change-info>
            <dc:creator>Joakim Andreasson</dc:creator>
            <dc:date>2016-04-25T14:03:41.570000000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4">
          <table:cell-address table:column="12" table:row="177" table:table="0"/>
          <office:change-info>
            <dc:creator>Joakim Andreasson</dc:creator>
            <dc:date>2016-04-25T14:03:41.570000000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5">
          <table:cell-address table:column="1" table:row="7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16">
          <table:cell-address table:column="1" table:row="8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7">
          <table:cell-address table:column="1" table:row="9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8">
          <table:cell-address table:column="1" table:row="10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9">
          <table:cell-address table:column="1" table:row="11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20">
          <table:cell-address table:column="1" table:row="12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21">
          <table:cell-address table:column="1" table:row="13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22">
          <table:cell-address table:column="1" table:row="14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23">
          <table:cell-address table:column="1" table:row="15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4">
          <table:cell-address table:column="1" table:row="16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25">
          <table:cell-address table:column="1" table:row="17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26">
          <table:cell-address table:column="1" table:row="18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27">
          <table:cell-address table:column="1" table:row="19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28">
          <table:cell-address table:column="1" table:row="20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29">
          <table:cell-address table:column="1" table:row="21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30">
          <table:cell-address table:column="1" table:row="23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31">
          <table:cell-address table:column="1" table:row="24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32">
          <table:cell-address table:column="1" table:row="25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33">
          <table:cell-address table:column="1" table:row="27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34">
          <table:cell-address table:column="1" table:row="28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35">
          <table:cell-address table:column="1" table:row="30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36">
          <table:cell-address table:column="1" table:row="31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37">
          <table:cell-address table:column="1" table:row="32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8">
          <table:cell-address table:column="1" table:row="33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9">
          <table:cell-address table:column="1" table:row="34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0">
          <table:cell-address table:column="1" table:row="35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1">
          <table:cell-address table:column="1" table:row="36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42">
          <table:cell-address table:column="1" table:row="37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3">
          <table:cell-address table:column="1" table:row="38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44">
          <table:cell-address table:column="1" table:row="40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45">
          <table:cell-address table:column="1" table:row="41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46">
          <table:cell-address table:column="1" table:row="43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7">
          <table:cell-address table:column="1" table:row="44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8">
          <table:cell-address table:column="1" table:row="45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9">
          <table:cell-address table:column="1" table:row="46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50">
          <table:cell-address table:column="1" table:row="47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51">
          <table:cell-address table:column="1" table:row="48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52">
          <table:cell-address table:column="1" table:row="49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53">
          <table:cell-address table:column="1" table:row="50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4">
          <table:cell-address table:column="1" table:row="51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55">
          <table:cell-address table:column="1" table:row="53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56">
          <table:cell-address table:column="1" table:row="54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57">
          <table:cell-address table:column="1" table:row="56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58">
          <table:cell-address table:column="1" table:row="57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59">
          <table:cell-address table:column="1" table:row="58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60">
          <table:cell-address table:column="1" table:row="59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61">
          <table:cell-address table:column="1" table:row="60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62">
          <table:cell-address table:column="1" table:row="61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63">
          <table:cell-address table:column="1" table:row="62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64">
          <table:cell-address table:column="1" table:row="63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5">
          <table:cell-address table:column="1" table:row="64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66">
          <table:cell-address table:column="1" table:row="65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67">
          <table:cell-address table:column="1" table:row="66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68">
          <table:cell-address table:column="1" table:row="67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69">
          <table:cell-address table:column="1" table:row="68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70">
          <table:cell-address table:column="1" table:row="69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71">
          <table:cell-address table:column="1" table:row="70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72">
          <table:cell-address table:column="1" table:row="72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3">
          <table:cell-address table:column="1" table:row="73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4">
          <table:cell-address table:column="1" table:row="74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5">
          <table:cell-address table:column="1" table:row="76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76">
          <table:cell-address table:column="1" table:row="77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77">
          <table:cell-address table:column="1" table:row="79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78">
          <table:cell-address table:column="1" table:row="80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79">
          <table:cell-address table:column="1" table:row="81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0">
          <table:cell-address table:column="1" table:row="82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81">
          <table:cell-address table:column="1" table:row="83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82">
          <table:cell-address table:column="1" table:row="84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83">
          <table:cell-address table:column="1" table:row="85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84">
          <table:cell-address table:column="1" table:row="86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5">
          <table:cell-address table:column="1" table:row="87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6">
          <table:cell-address table:column="1" table:row="89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87">
          <table:cell-address table:column="1" table:row="90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8">
          <table:cell-address table:column="1" table:row="92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89">
          <table:cell-address table:column="1" table:row="93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90">
          <table:cell-address table:column="1" table:row="94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91">
          <table:cell-address table:column="1" table:row="95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92">
          <table:cell-address table:column="1" table:row="96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93">
          <table:cell-address table:column="1" table:row="97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94">
          <table:cell-address table:column="1" table:row="98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95">
          <table:cell-address table:column="1" table:row="99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96">
          <table:cell-address table:column="1" table:row="100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7">
          <table:cell-address table:column="1" table:row="101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98">
          <table:cell-address table:column="1" table:row="102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99">
          <table:cell-address table:column="1" table:row="103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0">
          <table:cell-address table:column="1" table:row="104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101">
          <table:cell-address table:column="1" table:row="105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02">
          <table:cell-address table:column="1" table:row="106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03">
          <table:cell-address table:column="1" table:row="108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04">
          <table:cell-address table:column="1" table:row="109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05">
          <table:cell-address table:column="1" table:row="110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06">
          <table:cell-address table:column="1" table:row="112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107">
          <table:cell-address table:column="1" table:row="113" table:table="0"/>
          <office:change-info>
            <dc:creator> </dc:creator>
            <dc:date>2016-05-19T16:26:24.434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08">
          <table:cell-address table:column="1" table:row="114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9">
          <table:cell-address table:column="1" table:row="115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0">
          <table:cell-address table:column="1" table:row="116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1">
          <table:cell-address table:column="1" table:row="117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12">
          <table:cell-address table:column="1" table:row="118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113">
          <table:cell-address table:column="1" table:row="119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14">
          <table:cell-address table:column="1" table:row="120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15">
          <table:cell-address table:column="1" table:row="122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16">
          <table:cell-address table:column="1" table:row="123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17">
          <table:cell-address table:column="1" table:row="125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18">
          <table:cell-address table:column="1" table:row="126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9">
          <table:cell-address table:column="1" table:row="128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120">
          <table:cell-address table:column="1" table:row="129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21">
          <table:cell-address table:column="1" table:row="130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22">
          <table:cell-address table:column="1" table:row="131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23">
          <table:cell-address table:column="1" table:row="132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24">
          <table:cell-address table:column="1" table:row="133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5">
          <table:cell-address table:column="1" table:row="134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126">
          <table:cell-address table:column="1" table:row="135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7">
          <table:cell-address table:column="1" table:row="136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8">
          <table:cell-address table:column="1" table:row="137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29">
          <table:cell-address table:column="1" table:row="138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30">
          <table:cell-address table:column="1" table:row="139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31">
          <table:cell-address table:column="1" table:row="140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132">
          <table:cell-address table:column="1" table:row="141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33">
          <table:cell-address table:column="1" table:row="142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34">
          <table:cell-address table:column="1" table:row="143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35">
          <table:cell-address table:column="1" table:row="144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36">
          <table:cell-address table:column="1" table:row="145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37">
          <table:cell-address table:column="1" table:row="146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138">
          <table:cell-address table:column="1" table:row="147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39">
          <table:cell-address table:column="1" table:row="148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0">
          <table:cell-address table:column="1" table:row="149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41">
          <table:cell-address table:column="1" table:row="150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42">
          <table:cell-address table:column="1" table:row="151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3">
          <table:cell-address table:column="1" table:row="153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44">
          <table:cell-address table:column="1" table:row="154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45">
          <table:cell-address table:column="1" table:row="155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46">
          <table:cell-address table:column="1" table:row="156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47">
          <table:cell-address table:column="1" table:row="157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148">
          <table:cell-address table:column="1" table:row="158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49">
          <table:cell-address table:column="1" table:row="159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150">
          <table:cell-address table:column="1" table:row="160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51">
          <table:cell-address table:column="1" table:row="162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52">
          <table:cell-address table:column="1" table:row="163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3">
          <table:cell-address table:column="1" table:row="164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54">
          <table:cell-address table:column="1" table:row="166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55">
          <table:cell-address table:column="1" table:row="167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56">
          <table:cell-address table:column="1" table:row="168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57">
          <table:cell-address table:column="1" table:row="169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58">
          <table:cell-address table:column="1" table:row="170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159">
          <table:cell-address table:column="1" table:row="171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60">
          <table:cell-address table:column="1" table:row="173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61">
          <table:cell-address table:column="1" table:row="175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62">
          <table:cell-address table:column="2" table:row="7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2.50</text:p>
            </table:change-track-table-cell>
          </table:previous>
        </table:cell-content-change>
        <table:cell-content-change table:id="ct163">
          <table:cell-address table:column="2" table:row="8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164">
          <table:cell-address table:column="2" table:row="9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65">
          <table:cell-address table:column="2" table:row="10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166">
          <table:cell-address table:column="2" table:row="11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67">
          <table:cell-address table:column="2" table:row="12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168">
          <table:cell-address table:column="2" table:row="13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169">
          <table:cell-address table:column="2" table:row="14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170">
          <table:cell-address table:column="2" table:row="15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171">
          <table:cell-address table:column="2" table:row="16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72">
          <table:cell-address table:column="2" table:row="17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173">
          <table:cell-address table:column="2" table:row="18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174">
          <table:cell-address table:column="2" table:row="19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12.50</text:p>
            </table:change-track-table-cell>
          </table:previous>
        </table:cell-content-change>
        <table:cell-content-change table:id="ct175">
          <table:cell-address table:column="2" table:row="20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25.00</text:p>
            </table:change-track-table-cell>
          </table:previous>
        </table:cell-content-change>
        <table:cell-content-change table:id="ct176">
          <table:cell-address table:column="2" table:row="21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177">
          <table:cell-address table:column="2" table:row="23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78">
          <table:cell-address table:column="2" table:row="24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79">
          <table:cell-address table:column="2" table:row="25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80">
          <table:cell-address table:column="2" table:row="27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100.00</text:p>
            </table:change-track-table-cell>
          </table:previous>
        </table:cell-content-change>
        <table:cell-content-change table:id="ct181">
          <table:cell-address table:column="2" table:row="28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120.00</text:p>
            </table:change-track-table-cell>
          </table:previous>
        </table:cell-content-change>
        <table:cell-content-change table:id="ct182">
          <table:cell-address table:column="2" table:row="30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183">
          <table:cell-address table:column="2" table:row="31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184">
          <table:cell-address table:column="2" table:row="32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185">
          <table:cell-address table:column="2" table:row="33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86">
          <table:cell-address table:column="2" table:row="34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187">
          <table:cell-address table:column="2" table:row="35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188">
          <table:cell-address table:column="2" table:row="36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12.50</text:p>
            </table:change-track-table-cell>
          </table:previous>
        </table:cell-content-change>
        <table:cell-content-change table:id="ct189">
          <table:cell-address table:column="2" table:row="37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25.00</text:p>
            </table:change-track-table-cell>
          </table:previous>
        </table:cell-content-change>
        <table:cell-content-change table:id="ct190">
          <table:cell-address table:column="2" table:row="38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191">
          <table:cell-address table:column="2" table:row="40" table:table="0"/>
          <office:change-info>
            <dc:creator> </dc:creator>
            <dc:date>2016-05-19T16:26:24.435000000</dc:date>
          </office:change-info>
          <table:previous>
            <table:change-track-table-cell office:value-type="string">
              <text:p>-100.00</text:p>
            </table:change-track-table-cell>
          </table:previous>
        </table:cell-content-change>
        <table:cell-content-change table:id="ct192">
          <table:cell-address table:column="2" table:row="41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20.00</text:p>
            </table:change-track-table-cell>
          </table:previous>
        </table:cell-content-change>
        <table:cell-content-change table:id="ct193">
          <table:cell-address table:column="2" table:row="43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194">
          <table:cell-address table:column="2" table:row="44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195">
          <table:cell-address table:column="2" table:row="45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196">
          <table:cell-address table:column="2" table:row="46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97">
          <table:cell-address table:column="2" table:row="47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198">
          <table:cell-address table:column="2" table:row="48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199">
          <table:cell-address table:column="2" table:row="49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2.50</text:p>
            </table:change-track-table-cell>
          </table:previous>
        </table:cell-content-change>
        <table:cell-content-change table:id="ct200">
          <table:cell-address table:column="2" table:row="50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5.00</text:p>
            </table:change-track-table-cell>
          </table:previous>
        </table:cell-content-change>
        <table:cell-content-change table:id="ct201">
          <table:cell-address table:column="2" table:row="51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202">
          <table:cell-address table:column="2" table:row="53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0.00</text:p>
            </table:change-track-table-cell>
          </table:previous>
        </table:cell-content-change>
        <table:cell-content-change table:id="ct203">
          <table:cell-address table:column="2" table:row="54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20.00</text:p>
            </table:change-track-table-cell>
          </table:previous>
        </table:cell-content-change>
        <table:cell-content-change table:id="ct204">
          <table:cell-address table:column="2" table:row="56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.50</text:p>
            </table:change-track-table-cell>
          </table:previous>
        </table:cell-content-change>
        <table:cell-content-change table:id="ct205">
          <table:cell-address table:column="2" table:row="57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06">
          <table:cell-address table:column="2" table:row="58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07">
          <table:cell-address table:column="2" table:row="59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08">
          <table:cell-address table:column="2" table:row="60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09">
          <table:cell-address table:column="2" table:row="61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210">
          <table:cell-address table:column="2" table:row="62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211">
          <table:cell-address table:column="2" table:row="63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212">
          <table:cell-address table:column="2" table:row="64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213">
          <table:cell-address table:column="2" table:row="65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14">
          <table:cell-address table:column="2" table:row="66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215">
          <table:cell-address table:column="2" table:row="67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216">
          <table:cell-address table:column="2" table:row="68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2.50</text:p>
            </table:change-track-table-cell>
          </table:previous>
        </table:cell-content-change>
        <table:cell-content-change table:id="ct217">
          <table:cell-address table:column="2" table:row="69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5.00</text:p>
            </table:change-track-table-cell>
          </table:previous>
        </table:cell-content-change>
        <table:cell-content-change table:id="ct218">
          <table:cell-address table:column="2" table:row="70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219">
          <table:cell-address table:column="2" table:row="72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20">
          <table:cell-address table:column="2" table:row="73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21">
          <table:cell-address table:column="2" table:row="74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22">
          <table:cell-address table:column="2" table:row="76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0.00</text:p>
            </table:change-track-table-cell>
          </table:previous>
        </table:cell-content-change>
        <table:cell-content-change table:id="ct223">
          <table:cell-address table:column="2" table:row="77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20.00</text:p>
            </table:change-track-table-cell>
          </table:previous>
        </table:cell-content-change>
        <table:cell-content-change table:id="ct224">
          <table:cell-address table:column="2" table:row="79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25">
          <table:cell-address table:column="2" table:row="80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26">
          <table:cell-address table:column="2" table:row="81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227">
          <table:cell-address table:column="2" table:row="82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228">
          <table:cell-address table:column="2" table:row="83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229">
          <table:cell-address table:column="2" table:row="84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230">
          <table:cell-address table:column="2" table:row="85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31">
          <table:cell-address table:column="2" table:row="86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232">
          <table:cell-address table:column="2" table:row="87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233">
          <table:cell-address table:column="2" table:row="89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234">
          <table:cell-address table:column="2" table:row="90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60.00</text:p>
            </table:change-track-table-cell>
          </table:previous>
        </table:cell-content-change>
        <table:cell-content-change table:id="ct235">
          <table:cell-address table:column="2" table:row="92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.50</text:p>
            </table:change-track-table-cell>
          </table:previous>
        </table:cell-content-change>
        <table:cell-content-change table:id="ct236">
          <table:cell-address table:column="2" table:row="93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37">
          <table:cell-address table:column="2" table:row="94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38">
          <table:cell-address table:column="2" table:row="95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39">
          <table:cell-address table:column="2" table:row="96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40">
          <table:cell-address table:column="2" table:row="97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241">
          <table:cell-address table:column="2" table:row="98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242">
          <table:cell-address table:column="2" table:row="99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243">
          <table:cell-address table:column="2" table:row="100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244">
          <table:cell-address table:column="2" table:row="101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45">
          <table:cell-address table:column="2" table:row="102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246">
          <table:cell-address table:column="2" table:row="103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247">
          <table:cell-address table:column="2" table:row="104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2.50</text:p>
            </table:change-track-table-cell>
          </table:previous>
        </table:cell-content-change>
        <table:cell-content-change table:id="ct248">
          <table:cell-address table:column="2" table:row="105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5.00</text:p>
            </table:change-track-table-cell>
          </table:previous>
        </table:cell-content-change>
        <table:cell-content-change table:id="ct249">
          <table:cell-address table:column="2" table:row="106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250">
          <table:cell-address table:column="2" table:row="108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51">
          <table:cell-address table:column="2" table:row="109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52">
          <table:cell-address table:column="2" table:row="110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53">
          <table:cell-address table:column="2" table:row="112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254">
          <table:cell-address table:column="2" table:row="113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255">
          <table:cell-address table:column="2" table:row="114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256">
          <table:cell-address table:column="2" table:row="115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57">
          <table:cell-address table:column="2" table:row="116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258">
          <table:cell-address table:column="2" table:row="117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259">
          <table:cell-address table:column="2" table:row="118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2.50</text:p>
            </table:change-track-table-cell>
          </table:previous>
        </table:cell-content-change>
        <table:cell-content-change table:id="ct260">
          <table:cell-address table:column="2" table:row="119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5.00</text:p>
            </table:change-track-table-cell>
          </table:previous>
        </table:cell-content-change>
        <table:cell-content-change table:id="ct261">
          <table:cell-address table:column="2" table:row="120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262">
          <table:cell-address table:column="2" table:row="122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263">
          <table:cell-address table:column="2" table:row="123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264">
          <table:cell-address table:column="2" table:row="125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65">
          <table:cell-address table:column="2" table:row="126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266">
          <table:cell-address table:column="2" table:row="128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.50</text:p>
            </table:change-track-table-cell>
          </table:previous>
        </table:cell-content-change>
        <table:cell-content-change table:id="ct267">
          <table:cell-address table:column="2" table:row="129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68">
          <table:cell-address table:column="2" table:row="130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69">
          <table:cell-address table:column="2" table:row="131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70">
          <table:cell-address table:column="2" table:row="132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71">
          <table:cell-address table:column="2" table:row="133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272">
          <table:cell-address table:column="2" table:row="134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273">
          <table:cell-address table:column="2" table:row="135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274">
          <table:cell-address table:column="2" table:row="136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275">
          <table:cell-address table:column="2" table:row="137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76">
          <table:cell-address table:column="2" table:row="138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277">
          <table:cell-address table:column="2" table:row="139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278">
          <table:cell-address table:column="2" table:row="140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.50</text:p>
            </table:change-track-table-cell>
          </table:previous>
        </table:cell-content-change>
        <table:cell-content-change table:id="ct279">
          <table:cell-address table:column="2" table:row="141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80">
          <table:cell-address table:column="2" table:row="142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81">
          <table:cell-address table:column="2" table:row="143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82">
          <table:cell-address table:column="2" table:row="144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83">
          <table:cell-address table:column="2" table:row="145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284">
          <table:cell-address table:column="2" table:row="146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285">
          <table:cell-address table:column="2" table:row="147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286">
          <table:cell-address table:column="2" table:row="148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287">
          <table:cell-address table:column="2" table:row="149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88">
          <table:cell-address table:column="2" table:row="150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289">
          <table:cell-address table:column="2" table:row="151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290">
          <table:cell-address table:column="2" table:row="153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291">
          <table:cell-address table:column="2" table:row="154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92">
          <table:cell-address table:column="2" table:row="155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293">
          <table:cell-address table:column="2" table:row="156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294">
          <table:cell-address table:column="2" table:row="157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295">
          <table:cell-address table:column="2" table:row="158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296">
          <table:cell-address table:column="2" table:row="159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297">
          <table:cell-address table:column="2" table:row="160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298">
          <table:cell-address table:column="2" table:row="162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299">
          <table:cell-address table:column="2" table:row="163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300">
          <table:cell-address table:column="2" table:row="164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60.00</text:p>
            </table:change-track-table-cell>
          </table:previous>
        </table:cell-content-change>
        <table:cell-content-change table:id="ct301">
          <table:cell-address table:column="2" table:row="166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302">
          <table:cell-address table:column="2" table:row="167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303">
          <table:cell-address table:column="2" table:row="168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304">
          <table:cell-address table:column="2" table:row="169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305">
          <table:cell-address table:column="2" table:row="170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12.50</text:p>
            </table:change-track-table-cell>
          </table:previous>
        </table:cell-content-change>
        <table:cell-content-change table:id="ct306">
          <table:cell-address table:column="2" table:row="171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25.00</text:p>
            </table:change-track-table-cell>
          </table:previous>
        </table:cell-content-change>
        <table:cell-content-change table:id="ct307">
          <table:cell-address table:column="2" table:row="173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308">
          <table:cell-address table:column="2" table:row="175" table:table="0"/>
          <office:change-info>
            <dc:creator> </dc:creator>
            <dc:date>2016-05-19T16:26:24.436000000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309">
          <table:cell-address table:column="3" table:row="7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10">
          <table:cell-address table:column="3" table:row="8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11">
          <table:cell-address table:column="3" table:row="9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2">
          <table:cell-address table:column="3" table:row="10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13">
          <table:cell-address table:column="3" table:row="11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314">
          <table:cell-address table:column="3" table:row="12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315">
          <table:cell-address table:column="3" table:row="13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316">
          <table:cell-address table:column="3" table:row="14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17">
          <table:cell-address table:column="3" table:row="15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318">
          <table:cell-address table:column="3" table:row="16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319">
          <table:cell-address table:column="3" table:row="17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0">
          <table:cell-address table:column="3" table:row="18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321">
          <table:cell-address table:column="3" table:row="19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322">
          <table:cell-address table:column="3" table:row="20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323">
          <table:cell-address table:column="3" table:row="21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42.00</text:p>
            </table:change-track-table-cell>
          </table:previous>
        </table:cell-content-change>
        <table:cell-content-change table:id="ct324">
          <table:cell-address table:column="3" table:row="23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25">
          <table:cell-address table:column="3" table:row="24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26">
          <table:cell-address table:column="3" table:row="25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27">
          <table:cell-address table:column="3" table:row="27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328">
          <table:cell-address table:column="3" table:row="28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85.00</text:p>
            </table:change-track-table-cell>
          </table:previous>
        </table:cell-content-change>
        <table:cell-content-change table:id="ct329">
          <table:cell-address table:column="3" table:row="30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330">
          <table:cell-address table:column="3" table:row="31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31">
          <table:cell-address table:column="3" table:row="32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332">
          <table:cell-address table:column="3" table:row="33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333">
          <table:cell-address table:column="3" table:row="34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334">
          <table:cell-address table:column="3" table:row="35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45.00</text:p>
            </table:change-track-table-cell>
          </table:previous>
        </table:cell-content-change>
        <table:cell-content-change table:id="ct335">
          <table:cell-address table:column="3" table:row="36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336">
          <table:cell-address table:column="3" table:row="37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24.00</text:p>
            </table:change-track-table-cell>
          </table:previous>
        </table:cell-content-change>
        <table:cell-content-change table:id="ct337">
          <table:cell-address table:column="3" table:row="38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338">
          <table:cell-address table:column="3" table:row="40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339">
          <table:cell-address table:column="3" table:row="41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340">
          <table:cell-address table:column="3" table:row="43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41">
          <table:cell-address table:column="3" table:row="44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342">
          <table:cell-address table:column="3" table:row="45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343">
          <table:cell-address table:column="3" table:row="46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344">
          <table:cell-address table:column="3" table:row="47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345">
          <table:cell-address table:column="3" table:row="48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346">
          <table:cell-address table:column="3" table:row="49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347">
          <table:cell-address table:column="3" table:row="50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348">
          <table:cell-address table:column="3" table:row="51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349">
          <table:cell-address table:column="3" table:row="53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69.00</text:p>
            </table:change-track-table-cell>
          </table:previous>
        </table:cell-content-change>
        <table:cell-content-change table:id="ct350">
          <table:cell-address table:column="3" table:row="54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78.00</text:p>
            </table:change-track-table-cell>
          </table:previous>
        </table:cell-content-change>
        <table:cell-content-change table:id="ct351">
          <table:cell-address table:column="3" table:row="56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3.00</text:p>
            </table:change-track-table-cell>
          </table:previous>
        </table:cell-content-change>
        <table:cell-content-change table:id="ct352">
          <table:cell-address table:column="3" table:row="57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53">
          <table:cell-address table:column="3" table:row="58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54">
          <table:cell-address table:column="3" table:row="59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4.00</text:p>
            </table:change-track-table-cell>
          </table:previous>
        </table:cell-content-change>
        <table:cell-content-change table:id="ct355">
          <table:cell-address table:column="3" table:row="60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356">
          <table:cell-address table:column="3" table:row="61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357">
          <table:cell-address table:column="3" table:row="62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58">
          <table:cell-address table:column="3" table:row="63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359">
          <table:cell-address table:column="3" table:row="64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60">
          <table:cell-address table:column="3" table:row="65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61">
          <table:cell-address table:column="3" table:row="66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62">
          <table:cell-address table:column="3" table:row="67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63">
          <table:cell-address table:column="3" table:row="68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7.00</text:p>
            </table:change-track-table-cell>
          </table:previous>
        </table:cell-content-change>
        <table:cell-content-change table:id="ct364">
          <table:cell-address table:column="3" table:row="69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365">
          <table:cell-address table:column="3" table:row="70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366">
          <table:cell-address table:column="3" table:row="72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3.00</text:p>
            </table:change-track-table-cell>
          </table:previous>
        </table:cell-content-change>
        <table:cell-content-change table:id="ct367">
          <table:cell-address table:column="3" table:row="73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68">
          <table:cell-address table:column="3" table:row="74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69">
          <table:cell-address table:column="3" table:row="76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06.00</text:p>
            </table:change-track-table-cell>
          </table:previous>
        </table:cell-content-change>
        <table:cell-content-change table:id="ct370">
          <table:cell-address table:column="3" table:row="77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21.00</text:p>
            </table:change-track-table-cell>
          </table:previous>
        </table:cell-content-change>
        <table:cell-content-change table:id="ct371">
          <table:cell-address table:column="3" table:row="79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3.00</text:p>
            </table:change-track-table-cell>
          </table:previous>
        </table:cell-content-change>
        <table:cell-content-change table:id="ct372">
          <table:cell-address table:column="3" table:row="80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73">
          <table:cell-address table:column="3" table:row="81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74">
          <table:cell-address table:column="3" table:row="82" table:table="0"/>
          <office:change-info>
            <dc:creator> </dc:creator>
            <dc:date>2016-05-19T16:26:24.437000000</dc:date>
          </office:change-info>
          <table:previous>
            <table:change-track-table-cell office:value-type="string">
              <text:p>4.00</text:p>
            </table:change-track-table-cell>
          </table:previous>
        </table:cell-content-change>
        <table:cell-content-change table:id="ct375">
          <table:cell-address table:column="3" table:row="83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376">
          <table:cell-address table:column="3" table:row="84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377">
          <table:cell-address table:column="3" table:row="85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78">
          <table:cell-address table:column="3" table:row="86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379">
          <table:cell-address table:column="3" table:row="87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80">
          <table:cell-address table:column="3" table:row="89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381">
          <table:cell-address table:column="3" table:row="90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382">
          <table:cell-address table:column="3" table:row="92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383">
          <table:cell-address table:column="3" table:row="93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84">
          <table:cell-address table:column="3" table:row="94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85">
          <table:cell-address table:column="3" table:row="95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386">
          <table:cell-address table:column="3" table:row="96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87">
          <table:cell-address table:column="3" table:row="97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7.00</text:p>
            </table:change-track-table-cell>
          </table:previous>
        </table:cell-content-change>
        <table:cell-content-change table:id="ct388">
          <table:cell-address table:column="3" table:row="98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389">
          <table:cell-address table:column="3" table:row="99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390">
          <table:cell-address table:column="3" table:row="100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42.00</text:p>
            </table:change-track-table-cell>
          </table:previous>
        </table:cell-content-change>
        <table:cell-content-change table:id="ct391">
          <table:cell-address table:column="3" table:row="101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392">
          <table:cell-address table:column="3" table:row="102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393">
          <table:cell-address table:column="3" table:row="103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394">
          <table:cell-address table:column="3" table:row="104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395">
          <table:cell-address table:column="3" table:row="105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4.00</text:p>
            </table:change-track-table-cell>
          </table:previous>
        </table:cell-content-change>
        <table:cell-content-change table:id="ct396">
          <table:cell-address table:column="3" table:row="106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397">
          <table:cell-address table:column="3" table:row="108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398">
          <table:cell-address table:column="3" table:row="109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99">
          <table:cell-address table:column="3" table:row="110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4.00</text:p>
            </table:change-track-table-cell>
          </table:previous>
        </table:cell-content-change>
        <table:cell-content-change table:id="ct400">
          <table:cell-address table:column="3" table:row="112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01">
          <table:cell-address table:column="3" table:row="113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402">
          <table:cell-address table:column="3" table:row="114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67.00</text:p>
            </table:change-track-table-cell>
          </table:previous>
        </table:cell-content-change>
        <table:cell-content-change table:id="ct403">
          <table:cell-address table:column="3" table:row="115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04">
          <table:cell-address table:column="3" table:row="116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3.00</text:p>
            </table:change-track-table-cell>
          </table:previous>
        </table:cell-content-change>
        <table:cell-content-change table:id="ct405">
          <table:cell-address table:column="3" table:row="117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78.00</text:p>
            </table:change-track-table-cell>
          </table:previous>
        </table:cell-content-change>
        <table:cell-content-change table:id="ct406">
          <table:cell-address table:column="3" table:row="118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407">
          <table:cell-address table:column="3" table:row="119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8.00</text:p>
            </table:change-track-table-cell>
          </table:previous>
        </table:cell-content-change>
        <table:cell-content-change table:id="ct408">
          <table:cell-address table:column="3" table:row="120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89.00</text:p>
            </table:change-track-table-cell>
          </table:previous>
        </table:cell-content-change>
        <table:cell-content-change table:id="ct409">
          <table:cell-address table:column="3" table:row="122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10">
          <table:cell-address table:column="3" table:row="123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411">
          <table:cell-address table:column="3" table:row="125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412">
          <table:cell-address table:column="3" table:row="126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413">
          <table:cell-address table:column="3" table:row="128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4">
          <table:cell-address table:column="3" table:row="129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415">
          <table:cell-address table:column="3" table:row="130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16">
          <table:cell-address table:column="3" table:row="131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417">
          <table:cell-address table:column="3" table:row="132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18">
          <table:cell-address table:column="3" table:row="133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419">
          <table:cell-address table:column="3" table:row="134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420">
          <table:cell-address table:column="3" table:row="135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421">
          <table:cell-address table:column="3" table:row="136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422">
          <table:cell-address table:column="3" table:row="137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423">
          <table:cell-address table:column="3" table:row="138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24">
          <table:cell-address table:column="3" table:row="139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425">
          <table:cell-address table:column="3" table:row="140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426">
          <table:cell-address table:column="3" table:row="141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27">
          <table:cell-address table:column="3" table:row="142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428">
          <table:cell-address table:column="3" table:row="143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429">
          <table:cell-address table:column="3" table:row="144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430">
          <table:cell-address table:column="3" table:row="145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431">
          <table:cell-address table:column="3" table:row="146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432">
          <table:cell-address table:column="3" table:row="147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33">
          <table:cell-address table:column="3" table:row="148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434">
          <table:cell-address table:column="3" table:row="149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35">
          <table:cell-address table:column="3" table:row="150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36">
          <table:cell-address table:column="3" table:row="151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43.00</text:p>
            </table:change-track-table-cell>
          </table:previous>
        </table:cell-content-change>
        <table:cell-content-change table:id="ct437">
          <table:cell-address table:column="3" table:row="153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438">
          <table:cell-address table:column="3" table:row="154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7.00</text:p>
            </table:change-track-table-cell>
          </table:previous>
        </table:cell-content-change>
        <table:cell-content-change table:id="ct439">
          <table:cell-address table:column="3" table:row="155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440">
          <table:cell-address table:column="3" table:row="156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4.00</text:p>
            </table:change-track-table-cell>
          </table:previous>
        </table:cell-content-change>
        <table:cell-content-change table:id="ct441">
          <table:cell-address table:column="3" table:row="157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442">
          <table:cell-address table:column="3" table:row="158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443">
          <table:cell-address table:column="3" table:row="159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444">
          <table:cell-address table:column="3" table:row="160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45">
          <table:cell-address table:column="3" table:row="162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446">
          <table:cell-address table:column="3" table:row="163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47">
          <table:cell-address table:column="3" table:row="164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448">
          <table:cell-address table:column="3" table:row="166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449">
          <table:cell-address table:column="3" table:row="167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50">
          <table:cell-address table:column="3" table:row="168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52.00</text:p>
            </table:change-track-table-cell>
          </table:previous>
        </table:cell-content-change>
        <table:cell-content-change table:id="ct451">
          <table:cell-address table:column="3" table:row="169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52.00</text:p>
            </table:change-track-table-cell>
          </table:previous>
        </table:cell-content-change>
        <table:cell-content-change table:id="ct452">
          <table:cell-address table:column="3" table:row="170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53">
          <table:cell-address table:column="3" table:row="171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54">
          <table:cell-address table:column="3" table:row="173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90.00</text:p>
            </table:change-track-table-cell>
          </table:previous>
        </table:cell-content-change>
        <table:cell-content-change table:id="ct455">
          <table:cell-address table:column="4" table:row="7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56">
          <table:cell-address table:column="4" table:row="8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57">
          <table:cell-address table:column="4" table:row="9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458">
          <table:cell-address table:column="4" table:row="10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459">
          <table:cell-address table:column="4" table:row="11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460">
          <table:cell-address table:column="4" table:row="12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47.00</text:p>
            </table:change-track-table-cell>
          </table:previous>
        </table:cell-content-change>
        <table:cell-content-change table:id="ct461">
          <table:cell-address table:column="4" table:row="13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462">
          <table:cell-address table:column="4" table:row="14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463">
          <table:cell-address table:column="4" table:row="15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57.00</text:p>
            </table:change-track-table-cell>
          </table:previous>
        </table:cell-content-change>
        <table:cell-content-change table:id="ct464">
          <table:cell-address table:column="4" table:row="16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65">
          <table:cell-address table:column="4" table:row="17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466">
          <table:cell-address table:column="4" table:row="18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467">
          <table:cell-address table:column="4" table:row="19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468">
          <table:cell-address table:column="4" table:row="20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469">
          <table:cell-address table:column="4" table:row="21" table:table="0"/>
          <office:change-info>
            <dc:creator> </dc:creator>
            <dc:date>2016-05-19T16:26:24.438000000</dc:date>
          </office:change-info>
          <table:previous>
            <table:change-track-table-cell office:value-type="string">
              <text:p>76.00</text:p>
            </table:change-track-table-cell>
          </table:previous>
        </table:cell-content-change>
        <table:cell-content-change table:id="ct470">
          <table:cell-address table:column="4" table:row="23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71">
          <table:cell-address table:column="4" table:row="24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72">
          <table:cell-address table:column="4" table:row="25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473">
          <table:cell-address table:column="4" table:row="27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213.00</text:p>
            </table:change-track-table-cell>
          </table:previous>
        </table:cell-content-change>
        <table:cell-content-change table:id="ct474">
          <table:cell-address table:column="4" table:row="28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232.00</text:p>
            </table:change-track-table-cell>
          </table:previous>
        </table:cell-content-change>
        <table:cell-content-change table:id="ct475">
          <table:cell-address table:column="4" table:row="30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476">
          <table:cell-address table:column="4" table:row="31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477">
          <table:cell-address table:column="4" table:row="32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61.00</text:p>
            </table:change-track-table-cell>
          </table:previous>
        </table:cell-content-change>
        <table:cell-content-change table:id="ct478">
          <table:cell-address table:column="4" table:row="33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479">
          <table:cell-address table:column="4" table:row="34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480">
          <table:cell-address table:column="4" table:row="35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69.00</text:p>
            </table:change-track-table-cell>
          </table:previous>
        </table:cell-content-change>
        <table:cell-content-change table:id="ct481">
          <table:cell-address table:column="4" table:row="36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482">
          <table:cell-address table:column="4" table:row="37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38.00</text:p>
            </table:change-track-table-cell>
          </table:previous>
        </table:cell-content-change>
        <table:cell-content-change table:id="ct483">
          <table:cell-address table:column="4" table:row="38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83.00</text:p>
            </table:change-track-table-cell>
          </table:previous>
        </table:cell-content-change>
        <table:cell-content-change table:id="ct484">
          <table:cell-address table:column="4" table:row="40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72.00</text:p>
            </table:change-track-table-cell>
          </table:previous>
        </table:cell-content-change>
        <table:cell-content-change table:id="ct485">
          <table:cell-address table:column="4" table:row="41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95.00</text:p>
            </table:change-track-table-cell>
          </table:previous>
        </table:cell-content-change>
        <table:cell-content-change table:id="ct486">
          <table:cell-address table:column="4" table:row="43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87">
          <table:cell-address table:column="4" table:row="44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488">
          <table:cell-address table:column="4" table:row="45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489">
          <table:cell-address table:column="4" table:row="46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490">
          <table:cell-address table:column="4" table:row="47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491">
          <table:cell-address table:column="4" table:row="48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56.00</text:p>
            </table:change-track-table-cell>
          </table:previous>
        </table:cell-content-change>
        <table:cell-content-change table:id="ct492">
          <table:cell-address table:column="4" table:row="49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493">
          <table:cell-address table:column="4" table:row="50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494">
          <table:cell-address table:column="4" table:row="51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495">
          <table:cell-address table:column="4" table:row="53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27.50</text:p>
            </table:change-track-table-cell>
          </table:previous>
        </table:cell-content-change>
        <table:cell-content-change table:id="ct496">
          <table:cell-address table:column="4" table:row="54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44.00</text:p>
            </table:change-track-table-cell>
          </table:previous>
        </table:cell-content-change>
        <table:cell-content-change table:id="ct497">
          <table:cell-address table:column="4" table:row="56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98">
          <table:cell-address table:column="4" table:row="57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499">
          <table:cell-address table:column="4" table:row="58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500">
          <table:cell-address table:column="4" table:row="59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501">
          <table:cell-address table:column="4" table:row="60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502">
          <table:cell-address table:column="4" table:row="61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503">
          <table:cell-address table:column="4" table:row="62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504">
          <table:cell-address table:column="4" table:row="63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505">
          <table:cell-address table:column="4" table:row="64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84.00</text:p>
            </table:change-track-table-cell>
          </table:previous>
        </table:cell-content-change>
        <table:cell-content-change table:id="ct506">
          <table:cell-address table:column="4" table:row="65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507">
          <table:cell-address table:column="4" table:row="66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44.00</text:p>
            </table:change-track-table-cell>
          </table:previous>
        </table:cell-content-change>
        <table:cell-content-change table:id="ct508">
          <table:cell-address table:column="4" table:row="67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92.00</text:p>
            </table:change-track-table-cell>
          </table:previous>
        </table:cell-content-change>
        <table:cell-content-change table:id="ct509">
          <table:cell-address table:column="4" table:row="68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510">
          <table:cell-address table:column="4" table:row="69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511">
          <table:cell-address table:column="4" table:row="70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99.00</text:p>
            </table:change-track-table-cell>
          </table:previous>
        </table:cell-content-change>
        <table:cell-content-change table:id="ct512">
          <table:cell-address table:column="4" table:row="72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13">
          <table:cell-address table:column="4" table:row="73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514">
          <table:cell-address table:column="4" table:row="74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515">
          <table:cell-address table:column="4" table:row="76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218.00</text:p>
            </table:change-track-table-cell>
          </table:previous>
        </table:cell-content-change>
        <table:cell-content-change table:id="ct516">
          <table:cell-address table:column="4" table:row="77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239.00</text:p>
            </table:change-track-table-cell>
          </table:previous>
        </table:cell-content-change>
        <table:cell-content-change table:id="ct517">
          <table:cell-address table:column="4" table:row="79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18">
          <table:cell-address table:column="4" table:row="80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519">
          <table:cell-address table:column="4" table:row="81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520">
          <table:cell-address table:column="4" table:row="82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521">
          <table:cell-address table:column="4" table:row="83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522">
          <table:cell-address table:column="4" table:row="84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523">
          <table:cell-address table:column="4" table:row="85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524">
          <table:cell-address table:column="4" table:row="86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525">
          <table:cell-address table:column="4" table:row="87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84.00</text:p>
            </table:change-track-table-cell>
          </table:previous>
        </table:cell-content-change>
        <table:cell-content-change table:id="ct526">
          <table:cell-address table:column="4" table:row="89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527">
          <table:cell-address table:column="4" table:row="90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67.00</text:p>
            </table:change-track-table-cell>
          </table:previous>
        </table:cell-content-change>
        <table:cell-content-change table:id="ct528">
          <table:cell-address table:column="4" table:row="92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529">
          <table:cell-address table:column="4" table:row="93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530">
          <table:cell-address table:column="4" table:row="94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531">
          <table:cell-address table:column="4" table:row="95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532">
          <table:cell-address table:column="4" table:row="96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533">
          <table:cell-address table:column="4" table:row="97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534">
          <table:cell-address table:column="4" table:row="98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35">
          <table:cell-address table:column="4" table:row="99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33.00</text:p>
            </table:change-track-table-cell>
          </table:previous>
        </table:cell-content-change>
        <table:cell-content-change table:id="ct536">
          <table:cell-address table:column="4" table:row="100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62.00</text:p>
            </table:change-track-table-cell>
          </table:previous>
        </table:cell-content-change>
        <table:cell-content-change table:id="ct537">
          <table:cell-address table:column="4" table:row="101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538">
          <table:cell-address table:column="4" table:row="102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37.00</text:p>
            </table:change-track-table-cell>
          </table:previous>
        </table:cell-content-change>
        <table:cell-content-change table:id="ct539">
          <table:cell-address table:column="4" table:row="103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540">
          <table:cell-address table:column="4" table:row="104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541">
          <table:cell-address table:column="4" table:row="105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542">
          <table:cell-address table:column="4" table:row="106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80.00</text:p>
            </table:change-track-table-cell>
          </table:previous>
        </table:cell-content-change>
        <table:cell-content-change table:id="ct543">
          <table:cell-address table:column="4" table:row="108" table:table="0"/>
          <office:change-info>
            <dc:creator> </dc:creator>
            <dc:date>2016-05-19T16:26:24.439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544">
          <table:cell-address table:column="4" table:row="109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9.00</text:p>
            </table:change-track-table-cell>
          </table:previous>
        </table:cell-content-change>
        <table:cell-content-change table:id="ct545">
          <table:cell-address table:column="4" table:row="110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546">
          <table:cell-address table:column="4" table:row="112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4.00</text:p>
            </table:change-track-table-cell>
          </table:previous>
        </table:cell-content-change>
        <table:cell-content-change table:id="ct547">
          <table:cell-address table:column="4" table:row="113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56.00</text:p>
            </table:change-track-table-cell>
          </table:previous>
        </table:cell-content-change>
        <table:cell-content-change table:id="ct548">
          <table:cell-address table:column="4" table:row="114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01.00</text:p>
            </table:change-track-table-cell>
          </table:previous>
        </table:cell-content-change>
        <table:cell-content-change table:id="ct549">
          <table:cell-address table:column="4" table:row="115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550">
          <table:cell-address table:column="4" table:row="116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61.00</text:p>
            </table:change-track-table-cell>
          </table:previous>
        </table:cell-content-change>
        <table:cell-content-change table:id="ct551">
          <table:cell-address table:column="4" table:row="117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10.00</text:p>
            </table:change-track-table-cell>
          </table:previous>
        </table:cell-content-change>
        <table:cell-content-change table:id="ct552">
          <table:cell-address table:column="4" table:row="118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9.00</text:p>
            </table:change-track-table-cell>
          </table:previous>
        </table:cell-content-change>
        <table:cell-content-change table:id="ct553">
          <table:cell-address table:column="4" table:row="119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554">
          <table:cell-address table:column="4" table:row="120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19.00</text:p>
            </table:change-track-table-cell>
          </table:previous>
        </table:cell-content-change>
        <table:cell-content-change table:id="ct555">
          <table:cell-address table:column="4" table:row="122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38.00</text:p>
            </table:change-track-table-cell>
          </table:previous>
        </table:cell-content-change>
        <table:cell-content-change table:id="ct556">
          <table:cell-address table:column="4" table:row="123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557">
          <table:cell-address table:column="4" table:row="125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558">
          <table:cell-address table:column="4" table:row="126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47.00</text:p>
            </table:change-track-table-cell>
          </table:previous>
        </table:cell-content-change>
        <table:cell-content-change table:id="ct559">
          <table:cell-address table:column="4" table:row="128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560">
          <table:cell-address table:column="4" table:row="129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561">
          <table:cell-address table:column="4" table:row="130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43.00</text:p>
            </table:change-track-table-cell>
          </table:previous>
        </table:cell-content-change>
        <table:cell-content-change table:id="ct562">
          <table:cell-address table:column="4" table:row="131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563">
          <table:cell-address table:column="4" table:row="132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564">
          <table:cell-address table:column="4" table:row="133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49.00</text:p>
            </table:change-track-table-cell>
          </table:previous>
        </table:cell-content-change>
        <table:cell-content-change table:id="ct565">
          <table:cell-address table:column="4" table:row="134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566">
          <table:cell-address table:column="4" table:row="135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567">
          <table:cell-address table:column="4" table:row="136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59.00</text:p>
            </table:change-track-table-cell>
          </table:previous>
        </table:cell-content-change>
        <table:cell-content-change table:id="ct568">
          <table:cell-address table:column="4" table:row="137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569">
          <table:cell-address table:column="4" table:row="138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570">
          <table:cell-address table:column="4" table:row="139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571">
          <table:cell-address table:column="4" table:row="140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572">
          <table:cell-address table:column="4" table:row="141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573">
          <table:cell-address table:column="4" table:row="142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49.00</text:p>
            </table:change-track-table-cell>
          </table:previous>
        </table:cell-content-change>
        <table:cell-content-change table:id="ct574">
          <table:cell-address table:column="4" table:row="143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575">
          <table:cell-address table:column="4" table:row="144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576">
          <table:cell-address table:column="4" table:row="145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59.00</text:p>
            </table:change-track-table-cell>
          </table:previous>
        </table:cell-content-change>
        <table:cell-content-change table:id="ct577">
          <table:cell-address table:column="4" table:row="146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578">
          <table:cell-address table:column="4" table:row="147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579">
          <table:cell-address table:column="4" table:row="148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580">
          <table:cell-address table:column="4" table:row="149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581">
          <table:cell-address table:column="4" table:row="150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582">
          <table:cell-address table:column="4" table:row="151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78.00</text:p>
            </table:change-track-table-cell>
          </table:previous>
        </table:cell-content-change>
        <table:cell-content-change table:id="ct583">
          <table:cell-address table:column="4" table:row="153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9.00</text:p>
            </table:change-track-table-cell>
          </table:previous>
        </table:cell-content-change>
        <table:cell-content-change table:id="ct584">
          <table:cell-address table:column="4" table:row="154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585">
          <table:cell-address table:column="4" table:row="155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586">
          <table:cell-address table:column="4" table:row="156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49.00</text:p>
            </table:change-track-table-cell>
          </table:previous>
        </table:cell-content-change>
        <table:cell-content-change table:id="ct587">
          <table:cell-address table:column="4" table:row="157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88">
          <table:cell-address table:column="4" table:row="158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589">
          <table:cell-address table:column="4" table:row="159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590">
          <table:cell-address table:column="4" table:row="160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591">
          <table:cell-address table:column="4" table:row="162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592">
          <table:cell-address table:column="4" table:row="163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44.00</text:p>
            </table:change-track-table-cell>
          </table:previous>
        </table:cell-content-change>
        <table:cell-content-change table:id="ct593">
          <table:cell-address table:column="4" table:row="164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93.00</text:p>
            </table:change-track-table-cell>
          </table:previous>
        </table:cell-content-change>
        <table:cell-content-change table:id="ct594">
          <table:cell-address table:column="4" table:row="166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95">
          <table:cell-address table:column="4" table:row="167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596">
          <table:cell-address table:column="4" table:row="168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90.00</text:p>
            </table:change-track-table-cell>
          </table:previous>
        </table:cell-content-change>
        <table:cell-content-change table:id="ct597">
          <table:cell-address table:column="4" table:row="169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90.00</text:p>
            </table:change-track-table-cell>
          </table:previous>
        </table:cell-content-change>
        <table:cell-content-change table:id="ct598">
          <table:cell-address table:column="4" table:row="170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599">
          <table:cell-address table:column="4" table:row="171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600">
          <table:cell-address table:column="4" table:row="173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50.00</text:p>
            </table:change-track-table-cell>
          </table:previous>
        </table:cell-content-change>
        <table:cell-content-change table:id="ct601">
          <table:cell-address table:column="5" table:row="7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02">
          <table:cell-address table:column="5" table:row="8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03">
          <table:cell-address table:column="5" table:row="9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04">
          <table:cell-address table:column="5" table:row="10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05">
          <table:cell-address table:column="5" table:row="11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06">
          <table:cell-address table:column="5" table:row="12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07">
          <table:cell-address table:column="5" table:row="13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08">
          <table:cell-address table:column="5" table:row="14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09">
          <table:cell-address table:column="5" table:row="15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0">
          <table:cell-address table:column="5" table:row="16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1">
          <table:cell-address table:column="5" table:row="17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2">
          <table:cell-address table:column="5" table:row="18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3">
          <table:cell-address table:column="5" table:row="19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4">
          <table:cell-address table:column="5" table:row="20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5">
          <table:cell-address table:column="5" table:row="21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6">
          <table:cell-address table:column="5" table:row="23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7">
          <table:cell-address table:column="5" table:row="24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8">
          <table:cell-address table:column="5" table:row="25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9">
          <table:cell-address table:column="5" table:row="27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20">
          <table:cell-address table:column="5" table:row="28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21">
          <table:cell-address table:column="5" table:row="30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22">
          <table:cell-address table:column="5" table:row="31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23">
          <table:cell-address table:column="5" table:row="32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24">
          <table:cell-address table:column="5" table:row="33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25">
          <table:cell-address table:column="5" table:row="34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26">
          <table:cell-address table:column="5" table:row="35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27">
          <table:cell-address table:column="5" table:row="36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28">
          <table:cell-address table:column="5" table:row="37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29">
          <table:cell-address table:column="5" table:row="38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30">
          <table:cell-address table:column="5" table:row="40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31">
          <table:cell-address table:column="5" table:row="41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32">
          <table:cell-address table:column="5" table:row="43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33">
          <table:cell-address table:column="5" table:row="44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34">
          <table:cell-address table:column="5" table:row="45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35">
          <table:cell-address table:column="5" table:row="46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36">
          <table:cell-address table:column="5" table:row="47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37">
          <table:cell-address table:column="5" table:row="48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38">
          <table:cell-address table:column="5" table:row="49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39">
          <table:cell-address table:column="5" table:row="50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40">
          <table:cell-address table:column="5" table:row="51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41">
          <table:cell-address table:column="5" table:row="53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42">
          <table:cell-address table:column="5" table:row="54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43">
          <table:cell-address table:column="5" table:row="56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44">
          <table:cell-address table:column="5" table:row="57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45">
          <table:cell-address table:column="5" table:row="58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46">
          <table:cell-address table:column="5" table:row="59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47">
          <table:cell-address table:column="5" table:row="60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48">
          <table:cell-address table:column="5" table:row="61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49">
          <table:cell-address table:column="5" table:row="62" table:table="0"/>
          <office:change-info>
            <dc:creator> </dc:creator>
            <dc:date>2016-05-19T16:26:24.440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50">
          <table:cell-address table:column="5" table:row="63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51">
          <table:cell-address table:column="5" table:row="64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52">
          <table:cell-address table:column="5" table:row="65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53">
          <table:cell-address table:column="5" table:row="66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54">
          <table:cell-address table:column="5" table:row="67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55">
          <table:cell-address table:column="5" table:row="68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56">
          <table:cell-address table:column="5" table:row="69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57">
          <table:cell-address table:column="5" table:row="70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58">
          <table:cell-address table:column="5" table:row="72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59">
          <table:cell-address table:column="5" table:row="73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60">
          <table:cell-address table:column="5" table:row="74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61">
          <table:cell-address table:column="5" table:row="76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62">
          <table:cell-address table:column="5" table:row="77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63">
          <table:cell-address table:column="5" table:row="79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64">
          <table:cell-address table:column="5" table:row="80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65">
          <table:cell-address table:column="5" table:row="81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66">
          <table:cell-address table:column="5" table:row="82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67">
          <table:cell-address table:column="5" table:row="83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68">
          <table:cell-address table:column="5" table:row="84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69">
          <table:cell-address table:column="5" table:row="85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70">
          <table:cell-address table:column="5" table:row="86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71">
          <table:cell-address table:column="5" table:row="87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72">
          <table:cell-address table:column="5" table:row="89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73">
          <table:cell-address table:column="5" table:row="90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74">
          <table:cell-address table:column="5" table:row="92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75">
          <table:cell-address table:column="5" table:row="93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76">
          <table:cell-address table:column="5" table:row="94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77">
          <table:cell-address table:column="5" table:row="95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78">
          <table:cell-address table:column="5" table:row="96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79">
          <table:cell-address table:column="5" table:row="97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80">
          <table:cell-address table:column="5" table:row="98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81">
          <table:cell-address table:column="5" table:row="99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82">
          <table:cell-address table:column="5" table:row="100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83">
          <table:cell-address table:column="5" table:row="101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84">
          <table:cell-address table:column="5" table:row="102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85">
          <table:cell-address table:column="5" table:row="103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86">
          <table:cell-address table:column="5" table:row="104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87">
          <table:cell-address table:column="5" table:row="105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88">
          <table:cell-address table:column="5" table:row="106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89">
          <table:cell-address table:column="5" table:row="108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0">
          <table:cell-address table:column="5" table:row="109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1">
          <table:cell-address table:column="5" table:row="110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2">
          <table:cell-address table:column="5" table:row="112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3">
          <table:cell-address table:column="5" table:row="113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4">
          <table:cell-address table:column="5" table:row="114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5">
          <table:cell-address table:column="5" table:row="115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6">
          <table:cell-address table:column="5" table:row="116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7">
          <table:cell-address table:column="5" table:row="117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8">
          <table:cell-address table:column="5" table:row="118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9">
          <table:cell-address table:column="5" table:row="119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0">
          <table:cell-address table:column="5" table:row="120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1">
          <table:cell-address table:column="5" table:row="122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2">
          <table:cell-address table:column="5" table:row="123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3">
          <table:cell-address table:column="5" table:row="125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4">
          <table:cell-address table:column="5" table:row="126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5">
          <table:cell-address table:column="5" table:row="128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6">
          <table:cell-address table:column="5" table:row="129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7">
          <table:cell-address table:column="5" table:row="130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8">
          <table:cell-address table:column="5" table:row="131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9">
          <table:cell-address table:column="5" table:row="132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10">
          <table:cell-address table:column="5" table:row="133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11">
          <table:cell-address table:column="5" table:row="134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12">
          <table:cell-address table:column="5" table:row="135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13">
          <table:cell-address table:column="5" table:row="136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14">
          <table:cell-address table:column="5" table:row="137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15">
          <table:cell-address table:column="5" table:row="138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16">
          <table:cell-address table:column="5" table:row="139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17">
          <table:cell-address table:column="5" table:row="140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18">
          <table:cell-address table:column="5" table:row="141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19">
          <table:cell-address table:column="5" table:row="142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20">
          <table:cell-address table:column="5" table:row="143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21">
          <table:cell-address table:column="5" table:row="144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22">
          <table:cell-address table:column="5" table:row="145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23">
          <table:cell-address table:column="5" table:row="146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24">
          <table:cell-address table:column="5" table:row="147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25">
          <table:cell-address table:column="5" table:row="148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26">
          <table:cell-address table:column="5" table:row="149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27">
          <table:cell-address table:column="5" table:row="150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28">
          <table:cell-address table:column="5" table:row="151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29">
          <table:cell-address table:column="5" table:row="153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30">
          <table:cell-address table:column="5" table:row="154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31">
          <table:cell-address table:column="5" table:row="155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32">
          <table:cell-address table:column="5" table:row="156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33">
          <table:cell-address table:column="5" table:row="157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34">
          <table:cell-address table:column="5" table:row="158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35">
          <table:cell-address table:column="5" table:row="159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36">
          <table:cell-address table:column="5" table:row="160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37">
          <table:cell-address table:column="5" table:row="162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38">
          <table:cell-address table:column="5" table:row="163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39">
          <table:cell-address table:column="5" table:row="164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40">
          <table:cell-address table:column="5" table:row="166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41">
          <table:cell-address table:column="5" table:row="167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42">
          <table:cell-address table:column="5" table:row="168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43">
          <table:cell-address table:column="5" table:row="169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44">
          <table:cell-address table:column="5" table:row="170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45">
          <table:cell-address table:column="5" table:row="171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46">
          <table:cell-address table:column="5" table:row="173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47">
          <table:cell-address table:column="6" table:row="7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48">
          <table:cell-address table:column="6" table:row="8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49">
          <table:cell-address table:column="6" table:row="9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50">
          <table:cell-address table:column="6" table:row="10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51">
          <table:cell-address table:column="6" table:row="11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52">
          <table:cell-address table:column="6" table:row="12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53">
          <table:cell-address table:column="6" table:row="13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54">
          <table:cell-address table:column="6" table:row="14" table:table="0"/>
          <office:change-info>
            <dc:creator> </dc:creator>
            <dc:date>2016-05-19T16:26:24.441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55">
          <table:cell-address table:column="6" table:row="15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56">
          <table:cell-address table:column="6" table:row="16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57">
          <table:cell-address table:column="6" table:row="17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58">
          <table:cell-address table:column="6" table:row="18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59">
          <table:cell-address table:column="6" table:row="19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60">
          <table:cell-address table:column="6" table:row="20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61">
          <table:cell-address table:column="6" table:row="21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62">
          <table:cell-address table:column="6" table:row="23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63">
          <table:cell-address table:column="6" table:row="24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64">
          <table:cell-address table:column="6" table:row="25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65">
          <table:cell-address table:column="6" table:row="27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66">
          <table:cell-address table:column="6" table:row="28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67">
          <table:cell-address table:column="6" table:row="30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68">
          <table:cell-address table:column="6" table:row="31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69">
          <table:cell-address table:column="6" table:row="32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70">
          <table:cell-address table:column="6" table:row="33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71">
          <table:cell-address table:column="6" table:row="34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72">
          <table:cell-address table:column="6" table:row="35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73">
          <table:cell-address table:column="6" table:row="36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74">
          <table:cell-address table:column="6" table:row="37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75">
          <table:cell-address table:column="6" table:row="38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76">
          <table:cell-address table:column="6" table:row="40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77">
          <table:cell-address table:column="6" table:row="41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78">
          <table:cell-address table:column="6" table:row="43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79">
          <table:cell-address table:column="6" table:row="44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80">
          <table:cell-address table:column="6" table:row="45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81">
          <table:cell-address table:column="6" table:row="46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82">
          <table:cell-address table:column="6" table:row="47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83">
          <table:cell-address table:column="6" table:row="48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84">
          <table:cell-address table:column="6" table:row="49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85">
          <table:cell-address table:column="6" table:row="50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86">
          <table:cell-address table:column="6" table:row="51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87">
          <table:cell-address table:column="6" table:row="53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88">
          <table:cell-address table:column="6" table:row="54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89">
          <table:cell-address table:column="6" table:row="56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90">
          <table:cell-address table:column="6" table:row="57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91">
          <table:cell-address table:column="6" table:row="58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92">
          <table:cell-address table:column="6" table:row="59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93">
          <table:cell-address table:column="6" table:row="60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94">
          <table:cell-address table:column="6" table:row="61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95">
          <table:cell-address table:column="6" table:row="62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96">
          <table:cell-address table:column="6" table:row="63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97">
          <table:cell-address table:column="6" table:row="64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98">
          <table:cell-address table:column="6" table:row="65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99">
          <table:cell-address table:column="6" table:row="66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00">
          <table:cell-address table:column="6" table:row="67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01">
          <table:cell-address table:column="6" table:row="68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02">
          <table:cell-address table:column="6" table:row="69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03">
          <table:cell-address table:column="6" table:row="70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04">
          <table:cell-address table:column="6" table:row="72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05">
          <table:cell-address table:column="6" table:row="73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06">
          <table:cell-address table:column="6" table:row="74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07">
          <table:cell-address table:column="6" table:row="76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08">
          <table:cell-address table:column="6" table:row="77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09">
          <table:cell-address table:column="6" table:row="79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10">
          <table:cell-address table:column="6" table:row="80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11">
          <table:cell-address table:column="6" table:row="81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12">
          <table:cell-address table:column="6" table:row="82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13">
          <table:cell-address table:column="6" table:row="83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14">
          <table:cell-address table:column="6" table:row="84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15">
          <table:cell-address table:column="6" table:row="85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16">
          <table:cell-address table:column="6" table:row="86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17">
          <table:cell-address table:column="6" table:row="87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18">
          <table:cell-address table:column="6" table:row="89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19">
          <table:cell-address table:column="6" table:row="90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0">
          <table:cell-address table:column="6" table:row="92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1">
          <table:cell-address table:column="6" table:row="93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2">
          <table:cell-address table:column="6" table:row="94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3">
          <table:cell-address table:column="6" table:row="95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4">
          <table:cell-address table:column="6" table:row="96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5">
          <table:cell-address table:column="6" table:row="97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6">
          <table:cell-address table:column="6" table:row="98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7">
          <table:cell-address table:column="6" table:row="99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8">
          <table:cell-address table:column="6" table:row="100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9">
          <table:cell-address table:column="6" table:row="101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0">
          <table:cell-address table:column="6" table:row="102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1">
          <table:cell-address table:column="6" table:row="103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2">
          <table:cell-address table:column="6" table:row="104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3">
          <table:cell-address table:column="6" table:row="105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4">
          <table:cell-address table:column="6" table:row="106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5">
          <table:cell-address table:column="6" table:row="108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6">
          <table:cell-address table:column="6" table:row="109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7">
          <table:cell-address table:column="6" table:row="110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8">
          <table:cell-address table:column="6" table:row="112" table:table="0"/>
          <office:change-info>
            <dc:creator> </dc:creator>
            <dc:date>2016-05-19T16:26:24.442000000</dc:date>
          </office:change-info>
          <table:previous table:id="ct3">
            <table:change-track-table-cell office:value-type="string">
              <text:p>1.00</text:p>
            </table:change-track-table-cell>
          </table:previous>
        </table:cell-content-change>
        <table:cell-content-change table:id="ct839">
          <table:cell-address table:column="6" table:row="113" table:table="0"/>
          <office:change-info>
            <dc:creator> </dc:creator>
            <dc:date>2016-05-19T16:26:24.442000000</dc:date>
          </office:change-info>
          <table:previous table:id="ct4">
            <table:change-track-table-cell office:value-type="string">
              <text:p>1.00</text:p>
            </table:change-track-table-cell>
          </table:previous>
        </table:cell-content-change>
        <table:cell-content-change table:id="ct840">
          <table:cell-address table:column="6" table:row="114" table:table="0"/>
          <office:change-info>
            <dc:creator> </dc:creator>
            <dc:date>2016-05-19T16:26:24.442000000</dc:date>
          </office:change-info>
          <table:previous table:id="ct5">
            <table:change-track-table-cell office:value-type="string">
              <text:p>1.00</text:p>
            </table:change-track-table-cell>
          </table:previous>
        </table:cell-content-change>
        <table:cell-content-change table:id="ct841">
          <table:cell-address table:column="6" table:row="115" table:table="0"/>
          <office:change-info>
            <dc:creator> </dc:creator>
            <dc:date>2016-05-19T16:26:24.442000000</dc:date>
          </office:change-info>
          <table:previous table:id="ct6">
            <table:change-track-table-cell office:value-type="string">
              <text:p>1.00</text:p>
            </table:change-track-table-cell>
          </table:previous>
        </table:cell-content-change>
        <table:cell-content-change table:id="ct842">
          <table:cell-address table:column="6" table:row="116" table:table="0"/>
          <office:change-info>
            <dc:creator> </dc:creator>
            <dc:date>2016-05-19T16:26:24.442000000</dc:date>
          </office:change-info>
          <table:previous table:id="ct7">
            <table:change-track-table-cell office:value-type="string">
              <text:p>1.00</text:p>
            </table:change-track-table-cell>
          </table:previous>
        </table:cell-content-change>
        <table:cell-content-change table:id="ct843">
          <table:cell-address table:column="6" table:row="117" table:table="0"/>
          <office:change-info>
            <dc:creator> </dc:creator>
            <dc:date>2016-05-19T16:26:24.442000000</dc:date>
          </office:change-info>
          <table:previous table:id="ct8">
            <table:change-track-table-cell office:value-type="string">
              <text:p>1.00</text:p>
            </table:change-track-table-cell>
          </table:previous>
        </table:cell-content-change>
        <table:cell-content-change table:id="ct844">
          <table:cell-address table:column="6" table:row="118" table:table="0"/>
          <office:change-info>
            <dc:creator> </dc:creator>
            <dc:date>2016-05-19T16:26:24.442000000</dc:date>
          </office:change-info>
          <table:previous table:id="ct9">
            <table:change-track-table-cell office:value-type="string">
              <text:p>1.00</text:p>
            </table:change-track-table-cell>
          </table:previous>
        </table:cell-content-change>
        <table:cell-content-change table:id="ct845">
          <table:cell-address table:column="6" table:row="119" table:table="0"/>
          <office:change-info>
            <dc:creator> </dc:creator>
            <dc:date>2016-05-19T16:26:24.442000000</dc:date>
          </office:change-info>
          <table:previous table:id="ct10">
            <table:change-track-table-cell office:value-type="string">
              <text:p>1.00</text:p>
            </table:change-track-table-cell>
          </table:previous>
        </table:cell-content-change>
        <table:cell-content-change table:id="ct846">
          <table:cell-address table:column="6" table:row="120" table:table="0"/>
          <office:change-info>
            <dc:creator> </dc:creator>
            <dc:date>2016-05-19T16:26:24.442000000</dc:date>
          </office:change-info>
          <table:previous table:id="ct11">
            <table:change-track-table-cell office:value-type="string">
              <text:p>1.00</text:p>
            </table:change-track-table-cell>
          </table:previous>
        </table:cell-content-change>
        <table:cell-content-change table:id="ct847">
          <table:cell-address table:column="6" table:row="122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48">
          <table:cell-address table:column="6" table:row="123" table:table="0"/>
          <office:change-info>
            <dc:creator> </dc:creator>
            <dc:date>2016-05-19T16:26:24.442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49">
          <table:cell-address table:column="6" table:row="125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50">
          <table:cell-address table:column="6" table:row="126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51">
          <table:cell-address table:column="6" table:row="128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52">
          <table:cell-address table:column="6" table:row="129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53">
          <table:cell-address table:column="6" table:row="130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54">
          <table:cell-address table:column="6" table:row="131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55">
          <table:cell-address table:column="6" table:row="132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56">
          <table:cell-address table:column="6" table:row="133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57">
          <table:cell-address table:column="6" table:row="134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58">
          <table:cell-address table:column="6" table:row="135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59">
          <table:cell-address table:column="6" table:row="136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60">
          <table:cell-address table:column="6" table:row="137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61">
          <table:cell-address table:column="6" table:row="138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62">
          <table:cell-address table:column="6" table:row="139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63">
          <table:cell-address table:column="6" table:row="140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64">
          <table:cell-address table:column="6" table:row="141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65">
          <table:cell-address table:column="6" table:row="142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66">
          <table:cell-address table:column="6" table:row="143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67">
          <table:cell-address table:column="6" table:row="144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68">
          <table:cell-address table:column="6" table:row="145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69">
          <table:cell-address table:column="6" table:row="146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70">
          <table:cell-address table:column="6" table:row="147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71">
          <table:cell-address table:column="6" table:row="148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72">
          <table:cell-address table:column="6" table:row="149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73">
          <table:cell-address table:column="6" table:row="150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74">
          <table:cell-address table:column="6" table:row="151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75">
          <table:cell-address table:column="6" table:row="153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76">
          <table:cell-address table:column="6" table:row="154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77">
          <table:cell-address table:column="6" table:row="155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78">
          <table:cell-address table:column="6" table:row="156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79">
          <table:cell-address table:column="6" table:row="157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80">
          <table:cell-address table:column="6" table:row="158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81">
          <table:cell-address table:column="6" table:row="159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82">
          <table:cell-address table:column="6" table:row="160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83">
          <table:cell-address table:column="6" table:row="162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84">
          <table:cell-address table:column="6" table:row="163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85">
          <table:cell-address table:column="6" table:row="164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86">
          <table:cell-address table:column="6" table:row="166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87">
          <table:cell-address table:column="6" table:row="167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88">
          <table:cell-address table:column="6" table:row="168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89">
          <table:cell-address table:column="6" table:row="169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90">
          <table:cell-address table:column="6" table:row="170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91">
          <table:cell-address table:column="6" table:row="171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92">
          <table:cell-address table:column="6" table:row="173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93">
          <table:cell-address table:column="7" table:row="7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94">
          <table:cell-address table:column="7" table:row="8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95">
          <table:cell-address table:column="7" table:row="9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96">
          <table:cell-address table:column="7" table:row="10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97">
          <table:cell-address table:column="7" table:row="11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98">
          <table:cell-address table:column="7" table:row="12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99">
          <table:cell-address table:column="7" table:row="13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00">
          <table:cell-address table:column="7" table:row="14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01">
          <table:cell-address table:column="7" table:row="15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02">
          <table:cell-address table:column="7" table:row="16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03">
          <table:cell-address table:column="7" table:row="17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04">
          <table:cell-address table:column="7" table:row="18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05">
          <table:cell-address table:column="7" table:row="19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06">
          <table:cell-address table:column="7" table:row="20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07">
          <table:cell-address table:column="7" table:row="21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08">
          <table:cell-address table:column="7" table:row="23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09">
          <table:cell-address table:column="7" table:row="24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10">
          <table:cell-address table:column="7" table:row="25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11">
          <table:cell-address table:column="7" table:row="27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12">
          <table:cell-address table:column="7" table:row="28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13">
          <table:cell-address table:column="7" table:row="30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14">
          <table:cell-address table:column="7" table:row="31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15">
          <table:cell-address table:column="7" table:row="32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16">
          <table:cell-address table:column="7" table:row="33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17">
          <table:cell-address table:column="7" table:row="34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18">
          <table:cell-address table:column="7" table:row="35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19">
          <table:cell-address table:column="7" table:row="36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20">
          <table:cell-address table:column="7" table:row="37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21">
          <table:cell-address table:column="7" table:row="38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22">
          <table:cell-address table:column="7" table:row="40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23">
          <table:cell-address table:column="7" table:row="41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24">
          <table:cell-address table:column="7" table:row="43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25">
          <table:cell-address table:column="7" table:row="44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26">
          <table:cell-address table:column="7" table:row="45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27">
          <table:cell-address table:column="7" table:row="46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28">
          <table:cell-address table:column="7" table:row="47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29">
          <table:cell-address table:column="7" table:row="48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30">
          <table:cell-address table:column="7" table:row="49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31">
          <table:cell-address table:column="7" table:row="50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32">
          <table:cell-address table:column="7" table:row="51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33">
          <table:cell-address table:column="7" table:row="53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34">
          <table:cell-address table:column="7" table:row="54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35">
          <table:cell-address table:column="7" table:row="56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36">
          <table:cell-address table:column="7" table:row="57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37">
          <table:cell-address table:column="7" table:row="58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38">
          <table:cell-address table:column="7" table:row="59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39">
          <table:cell-address table:column="7" table:row="60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40">
          <table:cell-address table:column="7" table:row="61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41">
          <table:cell-address table:column="7" table:row="62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42">
          <table:cell-address table:column="7" table:row="63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43">
          <table:cell-address table:column="7" table:row="64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44">
          <table:cell-address table:column="7" table:row="65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45">
          <table:cell-address table:column="7" table:row="66" table:table="0"/>
          <office:change-info>
            <dc:creator> </dc:creator>
            <dc:date>2016-05-19T16:26:24.443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46">
          <table:cell-address table:column="7" table:row="67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47">
          <table:cell-address table:column="7" table:row="68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48">
          <table:cell-address table:column="7" table:row="69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49">
          <table:cell-address table:column="7" table:row="70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50">
          <table:cell-address table:column="7" table:row="72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51">
          <table:cell-address table:column="7" table:row="73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52">
          <table:cell-address table:column="7" table:row="74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53">
          <table:cell-address table:column="7" table:row="76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54">
          <table:cell-address table:column="7" table:row="77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55">
          <table:cell-address table:column="7" table:row="79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56">
          <table:cell-address table:column="7" table:row="80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57">
          <table:cell-address table:column="7" table:row="81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58">
          <table:cell-address table:column="7" table:row="82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59">
          <table:cell-address table:column="7" table:row="83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60">
          <table:cell-address table:column="7" table:row="84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61">
          <table:cell-address table:column="7" table:row="85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62">
          <table:cell-address table:column="7" table:row="86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63">
          <table:cell-address table:column="7" table:row="87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64">
          <table:cell-address table:column="7" table:row="89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65">
          <table:cell-address table:column="7" table:row="90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66">
          <table:cell-address table:column="7" table:row="92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67">
          <table:cell-address table:column="7" table:row="93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68">
          <table:cell-address table:column="7" table:row="94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69">
          <table:cell-address table:column="7" table:row="95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70">
          <table:cell-address table:column="7" table:row="96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71">
          <table:cell-address table:column="7" table:row="97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72">
          <table:cell-address table:column="7" table:row="98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73">
          <table:cell-address table:column="7" table:row="99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74">
          <table:cell-address table:column="7" table:row="100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75">
          <table:cell-address table:column="7" table:row="101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76">
          <table:cell-address table:column="7" table:row="102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77">
          <table:cell-address table:column="7" table:row="103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78">
          <table:cell-address table:column="7" table:row="104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79">
          <table:cell-address table:column="7" table:row="105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80">
          <table:cell-address table:column="7" table:row="106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81">
          <table:cell-address table:column="7" table:row="108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82">
          <table:cell-address table:column="7" table:row="109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83">
          <table:cell-address table:column="7" table:row="110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84">
          <table:cell-address table:column="7" table:row="112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85">
          <table:cell-address table:column="7" table:row="113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86">
          <table:cell-address table:column="7" table:row="114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87">
          <table:cell-address table:column="7" table:row="115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88">
          <table:cell-address table:column="7" table:row="116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89">
          <table:cell-address table:column="7" table:row="117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90">
          <table:cell-address table:column="7" table:row="118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91">
          <table:cell-address table:column="7" table:row="119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92">
          <table:cell-address table:column="7" table:row="120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93">
          <table:cell-address table:column="7" table:row="122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94">
          <table:cell-address table:column="7" table:row="123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995">
          <table:cell-address table:column="7" table:row="125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96">
          <table:cell-address table:column="7" table:row="126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97">
          <table:cell-address table:column="7" table:row="128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98">
          <table:cell-address table:column="7" table:row="129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999">
          <table:cell-address table:column="7" table:row="130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00">
          <table:cell-address table:column="7" table:row="131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01">
          <table:cell-address table:column="7" table:row="132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02">
          <table:cell-address table:column="7" table:row="133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03">
          <table:cell-address table:column="7" table:row="134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04">
          <table:cell-address table:column="7" table:row="135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05">
          <table:cell-address table:column="7" table:row="136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06">
          <table:cell-address table:column="7" table:row="137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07">
          <table:cell-address table:column="7" table:row="138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08">
          <table:cell-address table:column="7" table:row="139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09">
          <table:cell-address table:column="7" table:row="140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10">
          <table:cell-address table:column="7" table:row="141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11">
          <table:cell-address table:column="7" table:row="142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12">
          <table:cell-address table:column="7" table:row="143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13">
          <table:cell-address table:column="7" table:row="144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14">
          <table:cell-address table:column="7" table:row="145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15">
          <table:cell-address table:column="7" table:row="146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16">
          <table:cell-address table:column="7" table:row="147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17">
          <table:cell-address table:column="7" table:row="148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18">
          <table:cell-address table:column="7" table:row="149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19">
          <table:cell-address table:column="7" table:row="150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20">
          <table:cell-address table:column="7" table:row="151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21">
          <table:cell-address table:column="7" table:row="153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022">
          <table:cell-address table:column="7" table:row="154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23">
          <table:cell-address table:column="7" table:row="155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24">
          <table:cell-address table:column="7" table:row="156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25">
          <table:cell-address table:column="7" table:row="159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026">
          <table:cell-address table:column="7" table:row="160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027">
          <table:cell-address table:column="7" table:row="162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28">
          <table:cell-address table:column="7" table:row="163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29">
          <table:cell-address table:column="7" table:row="164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1030">
          <table:cell-address table:column="7" table:row="166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031">
          <table:cell-address table:column="7" table:row="167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032">
          <table:cell-address table:column="7" table:row="168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033">
          <table:cell-address table:column="7" table:row="169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034">
          <table:cell-address table:column="7" table:row="170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035">
          <table:cell-address table:column="7" table:row="171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036">
          <table:cell-address table:column="7" table:row="173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037">
          <table:cell-address table:column="8" table:row="7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38">
          <table:cell-address table:column="8" table:row="8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39">
          <table:cell-address table:column="8" table:row="9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40">
          <table:cell-address table:column="8" table:row="10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41">
          <table:cell-address table:column="8" table:row="11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42">
          <table:cell-address table:column="8" table:row="12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43">
          <table:cell-address table:column="8" table:row="13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44">
          <table:cell-address table:column="8" table:row="14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45">
          <table:cell-address table:column="8" table:row="15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46">
          <table:cell-address table:column="8" table:row="16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47">
          <table:cell-address table:column="8" table:row="17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48">
          <table:cell-address table:column="8" table:row="18" table:table="0"/>
          <office:change-info>
            <dc:creator> </dc:creator>
            <dc:date>2016-05-19T16:26:24.444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49">
          <table:cell-address table:column="8" table:row="19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50">
          <table:cell-address table:column="8" table:row="20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51">
          <table:cell-address table:column="8" table:row="21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52">
          <table:cell-address table:column="8" table:row="23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53">
          <table:cell-address table:column="8" table:row="24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54">
          <table:cell-address table:column="8" table:row="25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55">
          <table:cell-address table:column="8" table:row="27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1056">
          <table:cell-address table:column="8" table:row="28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1057">
          <table:cell-address table:column="8" table:row="30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58">
          <table:cell-address table:column="8" table:row="31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59">
          <table:cell-address table:column="8" table:row="32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60">
          <table:cell-address table:column="8" table:row="33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61">
          <table:cell-address table:column="8" table:row="34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62">
          <table:cell-address table:column="8" table:row="35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63">
          <table:cell-address table:column="8" table:row="36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64">
          <table:cell-address table:column="8" table:row="37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65">
          <table:cell-address table:column="8" table:row="38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66">
          <table:cell-address table:column="8" table:row="40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1067">
          <table:cell-address table:column="8" table:row="41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1068">
          <table:cell-address table:column="8" table:row="43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69">
          <table:cell-address table:column="8" table:row="44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70">
          <table:cell-address table:column="8" table:row="45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71">
          <table:cell-address table:column="8" table:row="46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72">
          <table:cell-address table:column="8" table:row="47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73">
          <table:cell-address table:column="8" table:row="48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74">
          <table:cell-address table:column="8" table:row="49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75">
          <table:cell-address table:column="8" table:row="50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76">
          <table:cell-address table:column="8" table:row="51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77">
          <table:cell-address table:column="8" table:row="53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78">
          <table:cell-address table:column="8" table:row="54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79">
          <table:cell-address table:column="8" table:row="56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80">
          <table:cell-address table:column="8" table:row="57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81">
          <table:cell-address table:column="8" table:row="58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82">
          <table:cell-address table:column="8" table:row="59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83">
          <table:cell-address table:column="8" table:row="60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84">
          <table:cell-address table:column="8" table:row="61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85">
          <table:cell-address table:column="8" table:row="62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86">
          <table:cell-address table:column="8" table:row="63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87">
          <table:cell-address table:column="8" table:row="64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88">
          <table:cell-address table:column="8" table:row="65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89">
          <table:cell-address table:column="8" table:row="66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90">
          <table:cell-address table:column="8" table:row="67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91">
          <table:cell-address table:column="8" table:row="68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92">
          <table:cell-address table:column="8" table:row="69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93">
          <table:cell-address table:column="8" table:row="70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94">
          <table:cell-address table:column="8" table:row="72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95">
          <table:cell-address table:column="8" table:row="73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96">
          <table:cell-address table:column="8" table:row="74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97">
          <table:cell-address table:column="8" table:row="76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98">
          <table:cell-address table:column="8" table:row="77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099">
          <table:cell-address table:column="8" table:row="79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00">
          <table:cell-address table:column="8" table:row="80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01">
          <table:cell-address table:column="8" table:row="81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02">
          <table:cell-address table:column="8" table:row="82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03">
          <table:cell-address table:column="8" table:row="83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04">
          <table:cell-address table:column="8" table:row="84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05">
          <table:cell-address table:column="8" table:row="85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06">
          <table:cell-address table:column="8" table:row="86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07">
          <table:cell-address table:column="8" table:row="87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08">
          <table:cell-address table:column="8" table:row="89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09">
          <table:cell-address table:column="8" table:row="90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10">
          <table:cell-address table:column="8" table:row="92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11">
          <table:cell-address table:column="8" table:row="93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12">
          <table:cell-address table:column="8" table:row="94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13">
          <table:cell-address table:column="8" table:row="95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14">
          <table:cell-address table:column="8" table:row="96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15">
          <table:cell-address table:column="8" table:row="97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16">
          <table:cell-address table:column="8" table:row="98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17">
          <table:cell-address table:column="8" table:row="99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18">
          <table:cell-address table:column="8" table:row="100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19">
          <table:cell-address table:column="8" table:row="101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20">
          <table:cell-address table:column="8" table:row="102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21">
          <table:cell-address table:column="8" table:row="103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22">
          <table:cell-address table:column="8" table:row="104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23">
          <table:cell-address table:column="8" table:row="105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24">
          <table:cell-address table:column="8" table:row="106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25">
          <table:cell-address table:column="8" table:row="108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26">
          <table:cell-address table:column="8" table:row="109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27">
          <table:cell-address table:column="8" table:row="110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28">
          <table:cell-address table:column="8" table:row="112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29">
          <table:cell-address table:column="8" table:row="113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30">
          <table:cell-address table:column="8" table:row="114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31">
          <table:cell-address table:column="8" table:row="115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32">
          <table:cell-address table:column="8" table:row="116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33">
          <table:cell-address table:column="8" table:row="117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34">
          <table:cell-address table:column="8" table:row="118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35">
          <table:cell-address table:column="8" table:row="119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36">
          <table:cell-address table:column="8" table:row="120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37">
          <table:cell-address table:column="8" table:row="122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38">
          <table:cell-address table:column="8" table:row="123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39">
          <table:cell-address table:column="8" table:row="125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40">
          <table:cell-address table:column="8" table:row="126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41">
          <table:cell-address table:column="8" table:row="128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42">
          <table:cell-address table:column="8" table:row="129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43">
          <table:cell-address table:column="8" table:row="130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44">
          <table:cell-address table:column="8" table:row="131" table:table="0"/>
          <office:change-info>
            <dc:creator> </dc:creator>
            <dc:date>2016-05-19T16:26:24.445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45">
          <table:cell-address table:column="8" table:row="132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46">
          <table:cell-address table:column="8" table:row="133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47">
          <table:cell-address table:column="8" table:row="134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48">
          <table:cell-address table:column="8" table:row="135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49">
          <table:cell-address table:column="8" table:row="136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50">
          <table:cell-address table:column="8" table:row="137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51">
          <table:cell-address table:column="8" table:row="138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52">
          <table:cell-address table:column="8" table:row="139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53">
          <table:cell-address table:column="8" table:row="140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54">
          <table:cell-address table:column="8" table:row="141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55">
          <table:cell-address table:column="8" table:row="142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56">
          <table:cell-address table:column="8" table:row="143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57">
          <table:cell-address table:column="8" table:row="144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58">
          <table:cell-address table:column="8" table:row="145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59">
          <table:cell-address table:column="8" table:row="146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60">
          <table:cell-address table:column="8" table:row="147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61">
          <table:cell-address table:column="8" table:row="148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62">
          <table:cell-address table:column="8" table:row="149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63">
          <table:cell-address table:column="8" table:row="150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64">
          <table:cell-address table:column="8" table:row="151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65">
          <table:cell-address table:column="8" table:row="153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66">
          <table:cell-address table:column="8" table:row="154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67">
          <table:cell-address table:column="8" table:row="155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68">
          <table:cell-address table:column="8" table:row="156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69">
          <table:cell-address table:column="8" table:row="157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70">
          <table:cell-address table:column="8" table:row="158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71">
          <table:cell-address table:column="8" table:row="159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72">
          <table:cell-address table:column="8" table:row="160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73">
          <table:cell-address table:column="8" table:row="162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74">
          <table:cell-address table:column="8" table:row="163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75">
          <table:cell-address table:column="8" table:row="164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76">
          <table:cell-address table:column="8" table:row="166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77">
          <table:cell-address table:column="8" table:row="167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78">
          <table:cell-address table:column="8" table:row="168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79">
          <table:cell-address table:column="8" table:row="169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80">
          <table:cell-address table:column="8" table:row="170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81">
          <table:cell-address table:column="8" table:row="171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82">
          <table:cell-address table:column="8" table:row="173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183">
          <table:cell-address table:column="9" table:row="7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84">
          <table:cell-address table:column="9" table:row="8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85">
          <table:cell-address table:column="9" table:row="9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86">
          <table:cell-address table:column="9" table:row="10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87">
          <table:cell-address table:column="9" table:row="11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88">
          <table:cell-address table:column="9" table:row="12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89">
          <table:cell-address table:column="9" table:row="13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90">
          <table:cell-address table:column="9" table:row="14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91">
          <table:cell-address table:column="9" table:row="15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92">
          <table:cell-address table:column="9" table:row="16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93">
          <table:cell-address table:column="9" table:row="17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94">
          <table:cell-address table:column="9" table:row="18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95">
          <table:cell-address table:column="9" table:row="19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96">
          <table:cell-address table:column="9" table:row="20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97">
          <table:cell-address table:column="9" table:row="21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98">
          <table:cell-address table:column="9" table:row="23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199">
          <table:cell-address table:column="9" table:row="24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200">
          <table:cell-address table:column="9" table:row="25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201">
          <table:cell-address table:column="9" table:row="27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1202">
          <table:cell-address table:column="9" table:row="28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1203">
          <table:cell-address table:column="9" table:row="30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04">
          <table:cell-address table:column="9" table:row="31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05">
          <table:cell-address table:column="9" table:row="32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06">
          <table:cell-address table:column="9" table:row="33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07">
          <table:cell-address table:column="9" table:row="34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08">
          <table:cell-address table:column="9" table:row="35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09">
          <table:cell-address table:column="9" table:row="36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10">
          <table:cell-address table:column="9" table:row="37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11">
          <table:cell-address table:column="9" table:row="38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12">
          <table:cell-address table:column="9" table:row="40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13">
          <table:cell-address table:column="9" table:row="41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14">
          <table:cell-address table:column="9" table:row="43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15">
          <table:cell-address table:column="9" table:row="44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16">
          <table:cell-address table:column="9" table:row="45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17">
          <table:cell-address table:column="9" table:row="46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18">
          <table:cell-address table:column="9" table:row="47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19">
          <table:cell-address table:column="9" table:row="48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20">
          <table:cell-address table:column="9" table:row="49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21">
          <table:cell-address table:column="9" table:row="50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22">
          <table:cell-address table:column="9" table:row="51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23">
          <table:cell-address table:column="9" table:row="53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24">
          <table:cell-address table:column="9" table:row="54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25">
          <table:cell-address table:column="9" table:row="56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26">
          <table:cell-address table:column="9" table:row="57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27">
          <table:cell-address table:column="9" table:row="58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28">
          <table:cell-address table:column="9" table:row="59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29">
          <table:cell-address table:column="9" table:row="60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30">
          <table:cell-address table:column="9" table:row="61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31">
          <table:cell-address table:column="9" table:row="62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32">
          <table:cell-address table:column="9" table:row="63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33">
          <table:cell-address table:column="9" table:row="64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34">
          <table:cell-address table:column="9" table:row="65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35">
          <table:cell-address table:column="9" table:row="66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36">
          <table:cell-address table:column="9" table:row="67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37">
          <table:cell-address table:column="9" table:row="68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38">
          <table:cell-address table:column="9" table:row="69" table:table="0"/>
          <office:change-info>
            <dc:creator> </dc:creator>
            <dc:date>2016-05-19T16:26:24.446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39">
          <table:cell-address table:column="9" table:row="70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40">
          <table:cell-address table:column="9" table:row="72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241">
          <table:cell-address table:column="9" table:row="73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242">
          <table:cell-address table:column="9" table:row="74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243">
          <table:cell-address table:column="9" table:row="76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244">
          <table:cell-address table:column="9" table:row="77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245">
          <table:cell-address table:column="9" table:row="79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46">
          <table:cell-address table:column="9" table:row="80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47">
          <table:cell-address table:column="9" table:row="81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48">
          <table:cell-address table:column="9" table:row="82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49">
          <table:cell-address table:column="9" table:row="83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50">
          <table:cell-address table:column="9" table:row="84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51">
          <table:cell-address table:column="9" table:row="85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52">
          <table:cell-address table:column="9" table:row="86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53">
          <table:cell-address table:column="9" table:row="87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54">
          <table:cell-address table:column="9" table:row="89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255">
          <table:cell-address table:column="9" table:row="90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256">
          <table:cell-address table:column="9" table:row="92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57">
          <table:cell-address table:column="9" table:row="93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58">
          <table:cell-address table:column="9" table:row="94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59">
          <table:cell-address table:column="9" table:row="95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60">
          <table:cell-address table:column="9" table:row="96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61">
          <table:cell-address table:column="9" table:row="97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62">
          <table:cell-address table:column="9" table:row="98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63">
          <table:cell-address table:column="9" table:row="99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64">
          <table:cell-address table:column="9" table:row="100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65">
          <table:cell-address table:column="9" table:row="101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66">
          <table:cell-address table:column="9" table:row="102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67">
          <table:cell-address table:column="9" table:row="103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68">
          <table:cell-address table:column="9" table:row="104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69">
          <table:cell-address table:column="9" table:row="105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70">
          <table:cell-address table:column="9" table:row="106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71">
          <table:cell-address table:column="9" table:row="108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72">
          <table:cell-address table:column="9" table:row="109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73">
          <table:cell-address table:column="9" table:row="110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74">
          <table:cell-address table:column="9" table:row="112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75">
          <table:cell-address table:column="9" table:row="113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76">
          <table:cell-address table:column="9" table:row="114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77">
          <table:cell-address table:column="9" table:row="115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78">
          <table:cell-address table:column="9" table:row="116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79">
          <table:cell-address table:column="9" table:row="117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80">
          <table:cell-address table:column="9" table:row="118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81">
          <table:cell-address table:column="9" table:row="119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82">
          <table:cell-address table:column="9" table:row="120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83">
          <table:cell-address table:column="9" table:row="122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284">
          <table:cell-address table:column="9" table:row="123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285">
          <table:cell-address table:column="9" table:row="125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86">
          <table:cell-address table:column="9" table:row="126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87">
          <table:cell-address table:column="9" table:row="128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88">
          <table:cell-address table:column="9" table:row="129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89">
          <table:cell-address table:column="9" table:row="130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90">
          <table:cell-address table:column="9" table:row="131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91">
          <table:cell-address table:column="9" table:row="132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92">
          <table:cell-address table:column="9" table:row="133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93">
          <table:cell-address table:column="9" table:row="134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94">
          <table:cell-address table:column="9" table:row="135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95">
          <table:cell-address table:column="9" table:row="136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96">
          <table:cell-address table:column="9" table:row="137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97">
          <table:cell-address table:column="9" table:row="138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98">
          <table:cell-address table:column="9" table:row="139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299">
          <table:cell-address table:column="9" table:row="140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0">
          <table:cell-address table:column="9" table:row="141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1">
          <table:cell-address table:column="9" table:row="142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2">
          <table:cell-address table:column="9" table:row="143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3">
          <table:cell-address table:column="9" table:row="144" table:table="0"/>
          <office:change-info>
            <dc:creator> </dc:creator>
            <dc:date>2016-05-19T16:26:24.447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4">
          <table:cell-address table:column="9" table:row="145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5">
          <table:cell-address table:column="9" table:row="146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6">
          <table:cell-address table:column="9" table:row="147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7">
          <table:cell-address table:column="9" table:row="148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8">
          <table:cell-address table:column="9" table:row="149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9">
          <table:cell-address table:column="9" table:row="150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0">
          <table:cell-address table:column="9" table:row="151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1">
          <table:cell-address table:column="9" table:row="153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2">
          <table:cell-address table:column="9" table:row="154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3">
          <table:cell-address table:column="9" table:row="155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4">
          <table:cell-address table:column="9" table:row="156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5">
          <table:cell-address table:column="9" table:row="157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6">
          <table:cell-address table:column="9" table:row="158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7">
          <table:cell-address table:column="9" table:row="159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8">
          <table:cell-address table:column="9" table:row="160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9">
          <table:cell-address table:column="9" table:row="162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20">
          <table:cell-address table:column="9" table:row="163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21">
          <table:cell-address table:column="9" table:row="164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22">
          <table:cell-address table:column="9" table:row="166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23">
          <table:cell-address table:column="9" table:row="167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24">
          <table:cell-address table:column="9" table:row="168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25">
          <table:cell-address table:column="9" table:row="169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26">
          <table:cell-address table:column="9" table:row="170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27">
          <table:cell-address table:column="9" table:row="171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28">
          <table:cell-address table:column="9" table:row="173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29">
          <table:cell-address table:column="10" table:row="7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30">
          <table:cell-address table:column="10" table:row="8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31">
          <table:cell-address table:column="10" table:row="9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32">
          <table:cell-address table:column="10" table:row="10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33">
          <table:cell-address table:column="10" table:row="11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34">
          <table:cell-address table:column="10" table:row="12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35">
          <table:cell-address table:column="10" table:row="13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36">
          <table:cell-address table:column="10" table:row="14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37">
          <table:cell-address table:column="10" table:row="15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38">
          <table:cell-address table:column="10" table:row="16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39">
          <table:cell-address table:column="10" table:row="17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40">
          <table:cell-address table:column="10" table:row="18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41">
          <table:cell-address table:column="10" table:row="19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42">
          <table:cell-address table:column="10" table:row="20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43">
          <table:cell-address table:column="10" table:row="21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44">
          <table:cell-address table:column="10" table:row="23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45">
          <table:cell-address table:column="10" table:row="24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46">
          <table:cell-address table:column="10" table:row="25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47">
          <table:cell-address table:column="10" table:row="27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348">
          <table:cell-address table:column="10" table:row="28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349">
          <table:cell-address table:column="10" table:row="30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350">
          <table:cell-address table:column="10" table:row="31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351">
          <table:cell-address table:column="10" table:row="32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352">
          <table:cell-address table:column="10" table:row="33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353">
          <table:cell-address table:column="10" table:row="34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354">
          <table:cell-address table:column="10" table:row="35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355">
          <table:cell-address table:column="10" table:row="36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356">
          <table:cell-address table:column="10" table:row="37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357">
          <table:cell-address table:column="10" table:row="38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358">
          <table:cell-address table:column="10" table:row="40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359">
          <table:cell-address table:column="10" table:row="41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360">
          <table:cell-address table:column="10" table:row="43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61">
          <table:cell-address table:column="10" table:row="44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62">
          <table:cell-address table:column="10" table:row="45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63">
          <table:cell-address table:column="10" table:row="46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64">
          <table:cell-address table:column="10" table:row="47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65">
          <table:cell-address table:column="10" table:row="48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66">
          <table:cell-address table:column="10" table:row="49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67">
          <table:cell-address table:column="10" table:row="50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68">
          <table:cell-address table:column="10" table:row="51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69">
          <table:cell-address table:column="10" table:row="53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1370">
          <table:cell-address table:column="10" table:row="54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1371">
          <table:cell-address table:column="10" table:row="56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72">
          <table:cell-address table:column="10" table:row="57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73">
          <table:cell-address table:column="10" table:row="58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74">
          <table:cell-address table:column="10" table:row="59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75">
          <table:cell-address table:column="10" table:row="60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76">
          <table:cell-address table:column="10" table:row="61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77">
          <table:cell-address table:column="10" table:row="62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78">
          <table:cell-address table:column="10" table:row="63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79">
          <table:cell-address table:column="10" table:row="64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80">
          <table:cell-address table:column="10" table:row="65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81">
          <table:cell-address table:column="10" table:row="66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82">
          <table:cell-address table:column="10" table:row="67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83">
          <table:cell-address table:column="10" table:row="68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84">
          <table:cell-address table:column="10" table:row="69" table:table="0"/>
          <office:change-info>
            <dc:creator> </dc:creator>
            <dc:date>2016-05-19T16:26:24.448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85">
          <table:cell-address table:column="10" table:row="70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86">
          <table:cell-address table:column="10" table:row="72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87">
          <table:cell-address table:column="10" table:row="73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88">
          <table:cell-address table:column="10" table:row="74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89">
          <table:cell-address table:column="10" table:row="76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70.00</text:p>
            </table:change-track-table-cell>
          </table:previous>
        </table:cell-content-change>
        <table:cell-content-change table:id="ct1390">
          <table:cell-address table:column="10" table:row="77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70.00</text:p>
            </table:change-track-table-cell>
          </table:previous>
        </table:cell-content-change>
        <table:cell-content-change table:id="ct1391">
          <table:cell-address table:column="10" table:row="79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92">
          <table:cell-address table:column="10" table:row="80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93">
          <table:cell-address table:column="10" table:row="81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94">
          <table:cell-address table:column="10" table:row="82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95">
          <table:cell-address table:column="10" table:row="83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96">
          <table:cell-address table:column="10" table:row="84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97">
          <table:cell-address table:column="10" table:row="85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98">
          <table:cell-address table:column="10" table:row="86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99">
          <table:cell-address table:column="10" table:row="87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400">
          <table:cell-address table:column="10" table:row="89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401">
          <table:cell-address table:column="10" table:row="90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402">
          <table:cell-address table:column="10" table:row="92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03">
          <table:cell-address table:column="10" table:row="93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04">
          <table:cell-address table:column="10" table:row="94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05">
          <table:cell-address table:column="10" table:row="95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06">
          <table:cell-address table:column="10" table:row="96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07">
          <table:cell-address table:column="10" table:row="97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08">
          <table:cell-address table:column="10" table:row="98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09">
          <table:cell-address table:column="10" table:row="99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10">
          <table:cell-address table:column="10" table:row="100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11">
          <table:cell-address table:column="10" table:row="101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12">
          <table:cell-address table:column="10" table:row="102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13">
          <table:cell-address table:column="10" table:row="103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14">
          <table:cell-address table:column="10" table:row="104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15">
          <table:cell-address table:column="10" table:row="105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16">
          <table:cell-address table:column="10" table:row="106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17">
          <table:cell-address table:column="10" table:row="108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18">
          <table:cell-address table:column="10" table:row="109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19">
          <table:cell-address table:column="10" table:row="110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20">
          <table:cell-address table:column="10" table:row="112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1421">
          <table:cell-address table:column="10" table:row="113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1422">
          <table:cell-address table:column="10" table:row="114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1423">
          <table:cell-address table:column="10" table:row="115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1424">
          <table:cell-address table:column="10" table:row="116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1425">
          <table:cell-address table:column="10" table:row="117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1426">
          <table:cell-address table:column="10" table:row="118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1427">
          <table:cell-address table:column="10" table:row="119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1428">
          <table:cell-address table:column="10" table:row="120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1429">
          <table:cell-address table:column="10" table:row="122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430">
          <table:cell-address table:column="10" table:row="123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431">
          <table:cell-address table:column="10" table:row="125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32">
          <table:cell-address table:column="10" table:row="126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33">
          <table:cell-address table:column="10" table:row="128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34">
          <table:cell-address table:column="10" table:row="129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35">
          <table:cell-address table:column="10" table:row="130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36">
          <table:cell-address table:column="10" table:row="131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37">
          <table:cell-address table:column="10" table:row="132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38">
          <table:cell-address table:column="10" table:row="133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39">
          <table:cell-address table:column="10" table:row="134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40">
          <table:cell-address table:column="10" table:row="135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41">
          <table:cell-address table:column="10" table:row="136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42">
          <table:cell-address table:column="10" table:row="137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43">
          <table:cell-address table:column="10" table:row="138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44">
          <table:cell-address table:column="10" table:row="139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45">
          <table:cell-address table:column="10" table:row="140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46">
          <table:cell-address table:column="10" table:row="141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47">
          <table:cell-address table:column="10" table:row="142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48">
          <table:cell-address table:column="10" table:row="143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49">
          <table:cell-address table:column="10" table:row="144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50">
          <table:cell-address table:column="10" table:row="145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51">
          <table:cell-address table:column="10" table:row="146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52">
          <table:cell-address table:column="10" table:row="147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53">
          <table:cell-address table:column="10" table:row="148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54">
          <table:cell-address table:column="10" table:row="149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55">
          <table:cell-address table:column="10" table:row="150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56">
          <table:cell-address table:column="10" table:row="151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57">
          <table:cell-address table:column="10" table:row="153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58">
          <table:cell-address table:column="10" table:row="154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59">
          <table:cell-address table:column="10" table:row="155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60">
          <table:cell-address table:column="10" table:row="156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61">
          <table:cell-address table:column="10" table:row="157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62">
          <table:cell-address table:column="10" table:row="158" table:table="0"/>
          <office:change-info>
            <dc:creator> </dc:creator>
            <dc:date>2016-05-19T16:26:24.449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63">
          <table:cell-address table:column="10" table:row="159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64">
          <table:cell-address table:column="10" table:row="160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65">
          <table:cell-address table:column="10" table:row="162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466">
          <table:cell-address table:column="10" table:row="163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67">
          <table:cell-address table:column="10" table:row="164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68">
          <table:cell-address table:column="10" table:row="166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69">
          <table:cell-address table:column="10" table:row="167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70">
          <table:cell-address table:column="10" table:row="168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71">
          <table:cell-address table:column="10" table:row="169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72">
          <table:cell-address table:column="10" table:row="170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73">
          <table:cell-address table:column="10" table:row="171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74">
          <table:cell-address table:column="10" table:row="173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1475">
          <table:cell-address table:column="11" table:row="7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476">
          <table:cell-address table:column="11" table:row="8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477">
          <table:cell-address table:column="11" table:row="9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1478">
          <table:cell-address table:column="11" table:row="10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479">
          <table:cell-address table:column="11" table:row="11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480">
          <table:cell-address table:column="11" table:row="12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1481">
          <table:cell-address table:column="11" table:row="13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482">
          <table:cell-address table:column="11" table:row="14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483">
          <table:cell-address table:column="11" table:row="15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1484">
          <table:cell-address table:column="11" table:row="16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485">
          <table:cell-address table:column="11" table:row="17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486">
          <table:cell-address table:column="11" table:row="18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1487">
          <table:cell-address table:column="11" table:row="19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488">
          <table:cell-address table:column="11" table:row="20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489">
          <table:cell-address table:column="11" table:row="21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1490">
          <table:cell-address table:column="11" table:row="23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491">
          <table:cell-address table:column="11" table:row="24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492">
          <table:cell-address table:column="11" table:row="25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1493">
          <table:cell-address table:column="11" table:row="27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494">
          <table:cell-address table:column="11" table:row="28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495">
          <table:cell-address table:column="11" table:row="30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496">
          <table:cell-address table:column="11" table:row="31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497">
          <table:cell-address table:column="11" table:row="32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98">
          <table:cell-address table:column="11" table:row="33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499">
          <table:cell-address table:column="11" table:row="34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00">
          <table:cell-address table:column="11" table:row="35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01">
          <table:cell-address table:column="11" table:row="36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02">
          <table:cell-address table:column="11" table:row="37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03">
          <table:cell-address table:column="11" table:row="38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04">
          <table:cell-address table:column="11" table:row="40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505">
          <table:cell-address table:column="11" table:row="41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506">
          <table:cell-address table:column="11" table:row="43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07">
          <table:cell-address table:column="11" table:row="44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08">
          <table:cell-address table:column="11" table:row="45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09">
          <table:cell-address table:column="11" table:row="46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10">
          <table:cell-address table:column="11" table:row="47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11">
          <table:cell-address table:column="11" table:row="48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12">
          <table:cell-address table:column="11" table:row="49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13">
          <table:cell-address table:column="11" table:row="50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14">
          <table:cell-address table:column="11" table:row="51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15">
          <table:cell-address table:column="11" table:row="53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516">
          <table:cell-address table:column="11" table:row="54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517">
          <table:cell-address table:column="11" table:row="56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18">
          <table:cell-address table:column="11" table:row="57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19">
          <table:cell-address table:column="11" table:row="58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20">
          <table:cell-address table:column="11" table:row="59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21">
          <table:cell-address table:column="11" table:row="60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22">
          <table:cell-address table:column="11" table:row="61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23">
          <table:cell-address table:column="11" table:row="62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24">
          <table:cell-address table:column="11" table:row="63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25">
          <table:cell-address table:column="11" table:row="64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26">
          <table:cell-address table:column="11" table:row="65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27">
          <table:cell-address table:column="11" table:row="66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28">
          <table:cell-address table:column="11" table:row="67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29">
          <table:cell-address table:column="11" table:row="68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30">
          <table:cell-address table:column="11" table:row="69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31">
          <table:cell-address table:column="11" table:row="70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32">
          <table:cell-address table:column="11" table:row="72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33">
          <table:cell-address table:column="11" table:row="73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34">
          <table:cell-address table:column="11" table:row="74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35">
          <table:cell-address table:column="11" table:row="76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536">
          <table:cell-address table:column="11" table:row="77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537">
          <table:cell-address table:column="11" table:row="79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38">
          <table:cell-address table:column="11" table:row="80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39">
          <table:cell-address table:column="11" table:row="81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40">
          <table:cell-address table:column="11" table:row="82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41">
          <table:cell-address table:column="11" table:row="83" table:table="0"/>
          <office:change-info>
            <dc:creator> </dc:creator>
            <dc:date>2016-05-19T16:26:24.450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42">
          <table:cell-address table:column="11" table:row="84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43">
          <table:cell-address table:column="11" table:row="85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44">
          <table:cell-address table:column="11" table:row="86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45">
          <table:cell-address table:column="11" table:row="87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46">
          <table:cell-address table:column="11" table:row="89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47">
          <table:cell-address table:column="11" table:row="90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48">
          <table:cell-address table:column="11" table:row="92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549">
          <table:cell-address table:column="11" table:row="93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550">
          <table:cell-address table:column="11" table:row="94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551">
          <table:cell-address table:column="11" table:row="95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552">
          <table:cell-address table:column="11" table:row="96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553">
          <table:cell-address table:column="11" table:row="97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554">
          <table:cell-address table:column="11" table:row="98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555">
          <table:cell-address table:column="11" table:row="99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556">
          <table:cell-address table:column="11" table:row="100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557">
          <table:cell-address table:column="11" table:row="101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558">
          <table:cell-address table:column="11" table:row="102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559">
          <table:cell-address table:column="11" table:row="103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560">
          <table:cell-address table:column="11" table:row="104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561">
          <table:cell-address table:column="11" table:row="105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562">
          <table:cell-address table:column="11" table:row="106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563">
          <table:cell-address table:column="11" table:row="108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564">
          <table:cell-address table:column="11" table:row="109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565">
          <table:cell-address table:column="11" table:row="110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566">
          <table:cell-address table:column="11" table:row="112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67">
          <table:cell-address table:column="11" table:row="113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568">
          <table:cell-address table:column="11" table:row="114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569">
          <table:cell-address table:column="11" table:row="115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70">
          <table:cell-address table:column="11" table:row="116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571">
          <table:cell-address table:column="11" table:row="117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572">
          <table:cell-address table:column="11" table:row="118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73">
          <table:cell-address table:column="11" table:row="119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574">
          <table:cell-address table:column="11" table:row="120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575">
          <table:cell-address table:column="11" table:row="122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76">
          <table:cell-address table:column="11" table:row="123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77">
          <table:cell-address table:column="11" table:row="125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78">
          <table:cell-address table:column="11" table:row="126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79">
          <table:cell-address table:column="11" table:row="128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80">
          <table:cell-address table:column="11" table:row="129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81">
          <table:cell-address table:column="11" table:row="130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82">
          <table:cell-address table:column="11" table:row="131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83">
          <table:cell-address table:column="11" table:row="132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84">
          <table:cell-address table:column="11" table:row="133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85">
          <table:cell-address table:column="11" table:row="134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86">
          <table:cell-address table:column="11" table:row="135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87">
          <table:cell-address table:column="11" table:row="136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88">
          <table:cell-address table:column="11" table:row="137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89">
          <table:cell-address table:column="11" table:row="138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90">
          <table:cell-address table:column="11" table:row="139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91">
          <table:cell-address table:column="11" table:row="140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92">
          <table:cell-address table:column="11" table:row="141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93">
          <table:cell-address table:column="11" table:row="142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94">
          <table:cell-address table:column="11" table:row="143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95">
          <table:cell-address table:column="11" table:row="144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96">
          <table:cell-address table:column="11" table:row="145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97">
          <table:cell-address table:column="11" table:row="146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98">
          <table:cell-address table:column="11" table:row="147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99">
          <table:cell-address table:column="11" table:row="148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00">
          <table:cell-address table:column="11" table:row="149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01">
          <table:cell-address table:column="11" table:row="150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02">
          <table:cell-address table:column="11" table:row="151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03">
          <table:cell-address table:column="11" table:row="153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04">
          <table:cell-address table:column="11" table:row="154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05">
          <table:cell-address table:column="11" table:row="155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06">
          <table:cell-address table:column="11" table:row="156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07">
          <table:cell-address table:column="11" table:row="157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08">
          <table:cell-address table:column="11" table:row="158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09">
          <table:cell-address table:column="11" table:row="159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610">
          <table:cell-address table:column="11" table:row="160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611">
          <table:cell-address table:column="11" table:row="162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12">
          <table:cell-address table:column="11" table:row="163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13">
          <table:cell-address table:column="11" table:row="164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14">
          <table:cell-address table:column="11" table:row="166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615">
          <table:cell-address table:column="11" table:row="167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616">
          <table:cell-address table:column="11" table:row="168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617">
          <table:cell-address table:column="11" table:row="169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618">
          <table:cell-address table:column="11" table:row="170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19">
          <table:cell-address table:column="11" table:row="171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20">
          <table:cell-address table:column="11" table:row="173" table:table="0"/>
          <office:change-info>
            <dc:creator> </dc:creator>
            <dc:date>2016-05-19T16:26:24.451000000</dc:date>
          </office:change-info>
          <table:previous>
            <table:change-track-table-cell office:value-type="string">
              <text:p>70.00</text:p>
            </table:change-track-table-cell>
          </table:previous>
        </table:cell-content-change>
        <table:cell-content-change table:id="ct1621">
          <table:cell-address table:column="11" table:row="175" table:table="0"/>
          <office:change-info>
            <dc:creator> </dc:creator>
            <dc:date>2016-05-19T16:26:24.452000000</dc:date>
          </office:change-info>
          <table:previous>
            <table:change-track-table-cell office:value-type="float" office:value="8"/>
          </table:previous>
        </table:cell-content-change>
        <table:cell-content-change table:id="ct1622">
          <table:cell-address table:column="11" table:row="176" table:table="0"/>
          <office:change-info>
            <dc:creator> </dc:creator>
            <dc:date>2016-05-19T16:26:24.452000000</dc:date>
          </office:change-info>
          <table:previous>
            <table:change-track-table-cell office:value-type="float" office:value="8"/>
          </table:previous>
        </table:cell-content-change>
        <table:cell-content-change table:id="ct1623">
          <table:cell-address table:column="11" table:row="177" table:table="0"/>
          <office:change-info>
            <dc:creator> </dc:creator>
            <dc:date>2016-05-19T16:26:24.452000000</dc:date>
          </office:change-info>
          <table:previous>
            <table:change-track-table-cell office:value-type="float" office:value="8"/>
          </table:previous>
        </table:cell-content-change>
        <table:cell-content-change table:id="ct1624">
          <table:cell-address table:column="12" table:row="8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25">
          <table:cell-address table:column="12" table:row="9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26">
          <table:cell-address table:column="12" table:row="11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27">
          <table:cell-address table:column="12" table:row="12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28">
          <table:cell-address table:column="12" table:row="14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29">
          <table:cell-address table:column="12" table:row="15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30">
          <table:cell-address table:column="12" table:row="17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31">
          <table:cell-address table:column="12" table:row="18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32">
          <table:cell-address table:column="12" table:row="20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33">
          <table:cell-address table:column="12" table:row="21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34">
          <table:cell-address table:column="12" table:row="23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5</text:p>
            </table:change-track-table-cell>
          </table:previous>
        </table:cell-content-change>
        <table:cell-content-change table:id="ct1635">
          <table:cell-address table:column="12" table:row="24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636">
          <table:cell-address table:column="12" table:row="25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9</text:p>
            </table:change-track-table-cell>
          </table:previous>
        </table:cell-content-change>
        <table:cell-content-change table:id="ct1637">
          <table:cell-address table:column="12" table:row="27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638">
          <table:cell-address table:column="12" table:row="28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639">
          <table:cell-address table:column="12" table:row="30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640">
          <table:cell-address table:column="12" table:row="31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41">
          <table:cell-address table:column="12" table:row="32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42">
          <table:cell-address table:column="12" table:row="33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643">
          <table:cell-address table:column="12" table:row="34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44">
          <table:cell-address table:column="12" table:row="35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45">
          <table:cell-address table:column="12" table:row="36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646">
          <table:cell-address table:column="12" table:row="37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47">
          <table:cell-address table:column="12" table:row="38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48">
          <table:cell-address table:column="12" table:row="40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49">
          <table:cell-address table:column="12" table:row="41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50">
          <table:cell-address table:column="12" table:row="43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651">
          <table:cell-address table:column="12" table:row="44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52">
          <table:cell-address table:column="12" table:row="45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53">
          <table:cell-address table:column="12" table:row="46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654">
          <table:cell-address table:column="12" table:row="47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55">
          <table:cell-address table:column="12" table:row="48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56">
          <table:cell-address table:column="12" table:row="49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657">
          <table:cell-address table:column="12" table:row="50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58">
          <table:cell-address table:column="12" table:row="51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59">
          <table:cell-address table:column="12" table:row="53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95</text:p>
            </table:change-track-table-cell>
          </table:previous>
        </table:cell-content-change>
        <table:cell-content-change table:id="ct1660">
          <table:cell-address table:column="12" table:row="54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95</text:p>
            </table:change-track-table-cell>
          </table:previous>
        </table:cell-content-change>
        <table:cell-content-change table:id="ct1661">
          <table:cell-address table:column="12" table:row="56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6</text:p>
            </table:change-track-table-cell>
          </table:previous>
        </table:cell-content-change>
        <table:cell-content-change table:id="ct1662">
          <table:cell-address table:column="12" table:row="57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2</text:p>
            </table:change-track-table-cell>
          </table:previous>
        </table:cell-content-change>
        <table:cell-content-change table:id="ct1663">
          <table:cell-address table:column="12" table:row="58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67</text:p>
            </table:change-track-table-cell>
          </table:previous>
        </table:cell-content-change>
        <table:cell-content-change table:id="ct1664">
          <table:cell-address table:column="12" table:row="59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6</text:p>
            </table:change-track-table-cell>
          </table:previous>
        </table:cell-content-change>
        <table:cell-content-change table:id="ct1665">
          <table:cell-address table:column="12" table:row="60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2</text:p>
            </table:change-track-table-cell>
          </table:previous>
        </table:cell-content-change>
        <table:cell-content-change table:id="ct1666">
          <table:cell-address table:column="12" table:row="61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67</text:p>
            </table:change-track-table-cell>
          </table:previous>
        </table:cell-content-change>
        <table:cell-content-change table:id="ct1667">
          <table:cell-address table:column="12" table:row="62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6</text:p>
            </table:change-track-table-cell>
          </table:previous>
        </table:cell-content-change>
        <table:cell-content-change table:id="ct1668">
          <table:cell-address table:column="12" table:row="63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2</text:p>
            </table:change-track-table-cell>
          </table:previous>
        </table:cell-content-change>
        <table:cell-content-change table:id="ct1669">
          <table:cell-address table:column="12" table:row="64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67</text:p>
            </table:change-track-table-cell>
          </table:previous>
        </table:cell-content-change>
        <table:cell-content-change table:id="ct1670">
          <table:cell-address table:column="12" table:row="65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6</text:p>
            </table:change-track-table-cell>
          </table:previous>
        </table:cell-content-change>
        <table:cell-content-change table:id="ct1671">
          <table:cell-address table:column="12" table:row="66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2</text:p>
            </table:change-track-table-cell>
          </table:previous>
        </table:cell-content-change>
        <table:cell-content-change table:id="ct1672">
          <table:cell-address table:column="12" table:row="67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67</text:p>
            </table:change-track-table-cell>
          </table:previous>
        </table:cell-content-change>
        <table:cell-content-change table:id="ct1673">
          <table:cell-address table:column="12" table:row="68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6</text:p>
            </table:change-track-table-cell>
          </table:previous>
        </table:cell-content-change>
        <table:cell-content-change table:id="ct1674">
          <table:cell-address table:column="12" table:row="69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2</text:p>
            </table:change-track-table-cell>
          </table:previous>
        </table:cell-content-change>
        <table:cell-content-change table:id="ct1675">
          <table:cell-address table:column="12" table:row="70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67</text:p>
            </table:change-track-table-cell>
          </table:previous>
        </table:cell-content-change>
        <table:cell-content-change table:id="ct1676">
          <table:cell-address table:column="12" table:row="72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677">
          <table:cell-address table:column="12" table:row="73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78">
          <table:cell-address table:column="12" table:row="74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79">
          <table:cell-address table:column="12" table:row="76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1680">
          <table:cell-address table:column="12" table:row="77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1681">
          <table:cell-address table:column="12" table:row="79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682">
          <table:cell-address table:column="12" table:row="80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83">
          <table:cell-address table:column="12" table:row="81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84">
          <table:cell-address table:column="12" table:row="82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685">
          <table:cell-address table:column="12" table:row="83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86">
          <table:cell-address table:column="12" table:row="84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87">
          <table:cell-address table:column="12" table:row="85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688">
          <table:cell-address table:column="12" table:row="86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689">
          <table:cell-address table:column="12" table:row="87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690">
          <table:cell-address table:column="12" table:row="92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91">
          <table:cell-address table:column="12" table:row="93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92">
          <table:cell-address table:column="12" table:row="94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93">
          <table:cell-address table:column="12" table:row="95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94">
          <table:cell-address table:column="12" table:row="96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95">
          <table:cell-address table:column="12" table:row="97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96">
          <table:cell-address table:column="12" table:row="98" table:table="0"/>
          <office:change-info>
            <dc:creator> </dc:creator>
            <dc:date>2016-05-19T16:26:24.452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97">
          <table:cell-address table:column="12" table:row="99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98">
          <table:cell-address table:column="12" table:row="100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99">
          <table:cell-address table:column="12" table:row="101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00">
          <table:cell-address table:column="12" table:row="102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01">
          <table:cell-address table:column="12" table:row="103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02">
          <table:cell-address table:column="12" table:row="104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03">
          <table:cell-address table:column="12" table:row="105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04">
          <table:cell-address table:column="12" table:row="106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05">
          <table:cell-address table:column="12" table:row="108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06">
          <table:cell-address table:column="12" table:row="109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07">
          <table:cell-address table:column="12" table:row="110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08">
          <table:cell-address table:column="12" table:row="112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09">
          <table:cell-address table:column="12" table:row="113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10">
          <table:cell-address table:column="12" table:row="114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11">
          <table:cell-address table:column="12" table:row="115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12">
          <table:cell-address table:column="12" table:row="116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13">
          <table:cell-address table:column="12" table:row="117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14">
          <table:cell-address table:column="12" table:row="118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15">
          <table:cell-address table:column="12" table:row="119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16">
          <table:cell-address table:column="12" table:row="120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17">
          <table:cell-address table:column="12" table:row="122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18">
          <table:cell-address table:column="12" table:row="123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19">
          <table:cell-address table:column="12" table:row="126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1720">
          <table:cell-address table:column="12" table:row="129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1721">
          <table:cell-address table:column="12" table:row="132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1722">
          <table:cell-address table:column="12" table:row="135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1723">
          <table:cell-address table:column="12" table:row="138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1724">
          <table:cell-address table:column="12" table:row="141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1725">
          <table:cell-address table:column="12" table:row="144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1726">
          <table:cell-address table:column="12" table:row="147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1727">
          <table:cell-address table:column="12" table:row="150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1728">
          <table:cell-address table:column="12" table:row="155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1729">
          <table:cell-address table:column="12" table:row="160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1730">
          <table:cell-address table:column="12" table:row="162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731">
          <table:cell-address table:column="12" table:row="163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1732">
          <table:cell-address table:column="12" table:row="164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1733">
          <table:cell-address table:column="12" table:row="166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34">
          <table:cell-address table:column="12" table:row="167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35">
          <table:cell-address table:column="12" table:row="168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36">
          <table:cell-address table:column="12" table:row="169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37">
          <table:cell-address table:column="12" table:row="173" table:table="0"/>
          <office:change-info>
            <dc:creator> </dc:creator>
            <dc:date>2016-05-19T16:26:24.453000000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738">
          <table:cell-address table:column="12" table:row="175" table:table="0"/>
          <office:change-info>
            <dc:creator> </dc:creator>
            <dc:date>2016-05-19T16:26:24.453000000</dc:date>
          </office:change-info>
          <table:previous table:id="ct12">
            <table:change-track-table-cell office:value-type="string">
              <text:p>0.40</text:p>
            </table:change-track-table-cell>
          </table:previous>
        </table:cell-content-change>
        <table:cell-content-change table:id="ct1739">
          <table:cell-address table:column="12" table:row="176" table:table="0"/>
          <office:change-info>
            <dc:creator> </dc:creator>
            <dc:date>2016-05-19T16:26:24.453000000</dc:date>
          </office:change-info>
          <table:previous table:id="ct13">
            <table:change-track-table-cell office:value-type="string">
              <text:p>0.40</text:p>
            </table:change-track-table-cell>
          </table:previous>
        </table:cell-content-change>
        <table:cell-content-change table:id="ct1740">
          <table:cell-address table:column="12" table:row="177" table:table="0"/>
          <office:change-info>
            <dc:creator> </dc:creator>
            <dc:date>2016-05-19T16:26:24.453000000</dc:date>
          </office:change-info>
          <table:previous table:id="ct14">
            <table:change-track-table-cell office:value-type="string">
              <text:p>0.40</text:p>
            </table:change-track-table-cell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7"/>
        <table:table-column table:style-name="co16" table:number-columns-repeated="1009" table:default-cell-style-name="ce7"/>
        <table:table-row table:style-name="ro1">
          <table:table-cell table:style-name="ce1" office:value-type="string" calcext:value-type="string">
            <text:p># Lines starting with ”#” will be treated as comments.</text:p>
          </table:table-cell>
          <table:table-cell table:style-name="ce8" table:number-columns-repeated="13"/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# This file can be reloaded with the ”reload stats” console command</text:p>
          </table:table-cell>
          <table:table-cell table:style-name="ce8" table:number-columns-repeated="13"/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8" table:number-columns-repeated="6"/>
          <table:table-cell table:style-name="ce8" office:value-type="string" calcext:value-type="string">
            <text:p>dmg reduction from</text:p>
          </table:table-cell>
          <table:table-cell table:style-name="ce8" table:number-columns-repeated="6"/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8" table:number-columns-repeated="5"/>
          <table:table-cell table:style-name="ce8" office:value-type="string" calcext:value-type="string">
            <text:p>% of dmg that will</text:p>
          </table:table-cell>
          <table:table-cell table:style-name="ce8" office:value-type="string" calcext:value-type="string">
            <text:p>armor is multiplied 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style-name="ce8" table:number-columns-repeated="2"/>
          <table:table-cell table:style-name="ce8" office:value-type="string" calcext:value-type="string">
            <text:p>time before dmg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8" table:number-columns-repeated="4"/>
          <table:table-cell table:style-name="ce8" office:value-type="string" calcext:value-type="string">
            <text:p>%bonus dmg</text:p>
          </table:table-cell>
          <table:table-cell table:style-name="ce8" office:value-type="string" calcext:value-type="string">
            <text:p>go through shields</text:p>
          </table:table-cell>
          <table:table-cell table:style-name="ce8" office:value-type="string" calcext:value-type="string">
            <text:p>with this</text:p>
          </table:table-cell>
          <table:table-cell table:style-name="ce8" table:number-columns-repeated="5"/>
          <table:table-cell table:style-name="ce8" office:value-type="string" calcext:value-type="string">
            <text:p>is applied</text:p>
          </table:table-cell>
          <table:table-cell table:style-name="ce1" table:number-columns-repeated="1010"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9" office:value-type="string" calcext:value-type="string">
            <text:p>cost</text:p>
          </table:table-cell>
          <table:table-cell table:style-name="ce9" office:value-type="string" calcext:value-type="string">
            <text:p>power</text:p>
          </table:table-cell>
          <table:table-cell table:style-name="ce9" office:value-type="string" calcext:value-type="string">
            <text:p>min_damage</text:p>
          </table:table-cell>
          <table:table-cell table:style-name="ce9" office:value-type="string" calcext:value-type="string">
            <text:p>max_damage</text:p>
          </table:table-cell>
          <table:table-cell table:style-name="ce9" office:value-type="string" calcext:value-type="string">
            <text:p>shield_damage</text:p>
          </table:table-cell>
          <table:table-cell table:style-name="ce9" office:value-type="string" calcext:value-type="string">
            <text:p>shield_penetration</text:p>
          </table:table-cell>
          <table:table-cell table:style-name="ce9" office:value-type="string" calcext:value-type="string">
            <text:p>armor_penetration</text:p>
          </table:table-cell>
          <table:table-cell table:style-name="ce9" office:value-type="string" calcext:value-type="string">
            <text:p>min_windup</text:p>
          </table:table-cell>
          <table:table-cell table:style-name="ce9" office:value-type="string" calcext:value-type="string">
            <text:p>max_windup</text:p>
          </table:table-cell>
          <table:table-cell table:style-name="ce9" office:value-type="string" calcext:value-type="string">
            <text:p>cooldown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missile_speed</text:p>
          </table:table-cell>
          <table:table-cell table:style-name="ce2" office:value-type="string" calcext:value-type="string">
            <text:p>end</text:p>
          </table:table-cell>
          <table:table-cell table:style-name="ce17" table:number-columns-repeated="1009"/>
        </table:table-row>
        <table:table-row table:style-name="ro1">
          <table:table-cell table:style-name="ce3" office:value-type="string" calcext:value-type="string">
            <text:p># Lasers</text:p>
          </table:table-cell>
          <table:table-cell table:style-name="ce10" table:number-columns-repeated="13"/>
          <table:table-cell table:style-name="ce14"/>
          <table:table-cell table:style-name="ce18" table:number-columns-repeated="1009"/>
        </table:table-row>
        <table:table-row table:style-name="ro2">
          <table:table-cell table:style-name="ce2" office:value-type="string" calcext:value-type="string">
            <text:p>SMALL_RED_LASER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2.5" calcext:value-type="float">
            <text:p>-2.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82" calcext:value-type="float">
            <text:p>0.82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RED_LAS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0.8" calcext:value-type="float">
            <text:p>0.8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RED_LASE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8" calcext:value-type="float">
            <text:p>0.78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BLUE_LAS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82" calcext:value-type="float">
            <text:p>0.82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BLUE_LASE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0.8" calcext:value-type="float">
            <text:p>0.8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BLUE_LASER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8" calcext:value-type="float">
            <text:p>0.78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/>
          <table:table-cell table:style-name="ce22"/>
          <table:table-cell table:number-columns-repeated="1007"/>
        </table:table-row>
        <table:table-row table:style-name="ro2">
          <table:table-cell table:style-name="ce2" office:value-type="string" calcext:value-type="string">
            <text:p>SMALL_UV_LASER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-7.5" calcext:value-type="float">
            <text:p>-7.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82" calcext:value-type="float">
            <text:p>0.82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UV_LASER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0.8" calcext:value-type="float">
            <text:p>0.8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UV_LASER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0.78" calcext:value-type="float">
            <text:p>0.78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XRAY_LASE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82" calcext:value-type="float">
            <text:p>0.82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XRAY_LASER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0.8" calcext:value-type="float">
            <text:p>0.8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XRAY_LASER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8" calcext:value-type="float">
            <text:p>0.78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GAMMA_LASER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-12.5" calcext:value-type="float">
            <text:p>-12.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82" calcext:value-type="float">
            <text:p>0.82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GAMMA_LASER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0.8" calcext:value-type="float">
            <text:p>0.8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GAMMA_LASE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8" calcext:value-type="float">
            <text:p>0.78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Spaceport Laser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SMALL_SPACEPORT_LASE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9" calcext:value-type="float">
            <text:p>0.9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SPACEPORT_LASE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86" calcext:value-type="float">
            <text:p>0.86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SPACEPORT_LASE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0.82" calcext:value-type="float">
            <text:p>0.82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Energy Lance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LARGE_ENERGY_LANCE_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100" calcext:value-type="float">
            <text:p>-100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297" calcext:value-type="float">
            <text:p>29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ENERGY_LANCE_2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120" calcext:value-type="float">
            <text:p>-12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Plasma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SMALL_PLASMA_1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-7.5" calcext:value-type="float">
            <text:p>-7.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54" calcext:value-type="float">
            <text:p>0.54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PLASMA_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0.57" calcext:value-type="float">
            <text:p>0.5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PLASMA_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0.6" calcext:value-type="float">
            <text:p>0.6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PLASMA_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54" calcext:value-type="float">
            <text:p>0.54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PLASMA_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0.57" calcext:value-type="float">
            <text:p>0.5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PLASMA_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0.6" calcext:value-type="float">
            <text:p>0.6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PLASMA_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-12.5" calcext:value-type="float">
            <text:p>-12.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54" calcext:value-type="float">
            <text:p>0.54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PLASMA_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0.57" calcext:value-type="float">
            <text:p>0.5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PLASMA_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0.6" calcext:value-type="float">
            <text:p>0.6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Arc Emitter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LARGE_ARC_EMITTER_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100" calcext:value-type="float">
            <text:p>-1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ARC_EMITTER_2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120" calcext:value-type="float">
            <text:p>-1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Disruptors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SMALL_DISRUPTOR_1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-7.5" calcext:value-type="float">
            <text:p>-7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1.2" calcext:value-type="float">
            <text:p>-1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.9" calcext:value-type="float">
            <text:p>0.9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DISRUPTOR_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1.1" calcext:value-type="float">
            <text:p>-1.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8" calcext:value-type="float">
            <text:p>0.8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DISRUPTOR_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DISRUPTOR_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1.2" calcext:value-type="float">
            <text:p>-1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.9" calcext:value-type="float">
            <text:p>0.9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DISRUPTOR_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1.1" calcext:value-type="float">
            <text:p>-1.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8" calcext:value-type="float">
            <text:p>0.8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DISRUPTOR_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DISRUPTOR_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-12.5" calcext:value-type="float">
            <text:p>-12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1.2" calcext:value-type="float">
            <text:p>-1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.9" calcext:value-type="float">
            <text:p>0.9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DISRUPTOR_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1.1" calcext:value-type="float">
            <text:p>-1.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8" calcext:value-type="float">
            <text:p>0.8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DISRUPTOR_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Energy Torpedo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/>
          <table:table-cell table:style-name="ce23"/>
          <table:table-cell table:style-name="ce1" table:number-columns-repeated="1007"/>
        </table:table-row>
        <table:table-row table:style-name="ro2">
          <table:table-cell table:style-name="ce2" office:value-type="string" calcext:value-type="string">
            <text:p>LARGE_ENERGY_TORPEDO_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100" calcext:value-type="float">
            <text:p>-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ENERGY_TORPEDO_2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120" calcext:value-type="float">
            <text:p>-120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Mass Drivers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SMALL_MASS_DRIVER_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2.5" calcext:value-type="float">
            <text:p>-2.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MASS_DRIVER_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MASS_DRIVER_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MASS_DRIVER_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MASS_DRIVER_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MASS_DRIVER_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MASS_DRIVER_3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-7.5" calcext:value-type="float">
            <text:p>-7.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MASS_DRIVER_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MASS_DRIVER_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MASS_DRIVER_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MASS_DRIVER_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MASS_DRIVER_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MASS_DRIVER_5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-12.5" calcext:value-type="float">
            <text:p>-12.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MASS_DRIVER_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MASS_DRIVER_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Spaceport Laser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SMALL_SPACEPORT_MASS_DRIVE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88" calcext:value-type="float">
            <text:p>0.88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SPACEPORT_MASS_DRIVE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SPACEPORT_MASS_DRIVE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2" calcext:value-type="float">
            <text:p>0.82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Kinetic Artillery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LARGE_KINETIC_ARTILLERY_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100" calcext:value-type="float">
            <text:p>-100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9" calcext:value-type="float">
            <text:p>0.9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KINETIC_ARTILLERY_2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120" calcext:value-type="float">
            <text:p>-12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9" calcext:value-type="float">
            <text:p>0.9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Autocannons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SMALL_AUTOCANNON_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5" calcext:value-type="float">
            <text:p>0.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AUTOCANNON_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office:value-type="float" office:value="0.6" calcext:value-type="float">
            <text:p>0.6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AUTOCANNON_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AUTOCANNON_2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-7.5" calcext:value-type="float">
            <text:p>-7.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5" calcext:value-type="float">
            <text:p>0.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AUTOCANNON_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office:value-type="float" office:value="0.6" calcext:value-type="float">
            <text:p>0.6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AUTOCANNON_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AUTOCANNON_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5" calcext:value-type="float">
            <text:p>0.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AUTOCANNON_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office:value-type="float" office:value="0.6" calcext:value-type="float">
            <text:p>0.6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AUTOCANNON_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Flak Battery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LARGE_FLAK_BATTERY_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FLAK_BATTERY_2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Missiles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SMALL_MISSILE_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2.5" calcext:value-type="float">
            <text:p>-2.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MISSILE_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MISSILE_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MISSILE_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MISSILE_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MISSILE_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MISSILE_3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-7.5" calcext:value-type="float">
            <text:p>-7.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MISSILE_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MISSILE_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MISSILE_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MISSILE_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MISSILE_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MISSILE_5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-12.5" calcext:value-type="float">
            <text:p>-12.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MISSILE_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MISSILE_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Spaceport Missiles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SMALL_SPACEPORT_MISSI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SPACEPORT_MISSI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SPACEPORT_MISSI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Torpedoes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SMALL_TORPEDO_1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-7.5" calcext:value-type="float">
            <text:p>-7.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TORPEDO_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TORPEDO_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TORPEDO_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TORPEDO_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TORPEDO_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TORPEDO_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-12.5" calcext:value-type="float">
            <text:p>-12.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TORPEDO_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TORPEDO_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Swarmer Missiles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LARGE_SWARMER_MISSILE_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SWARMER_MISSILE_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Space Cloud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SMALL_SPACE_CLOUD_LIGHTNING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SPACE_CLOUD_LIGHTNING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Crystalline Entities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SMALL_CRYSTAL_SHIP_BLUE_LIGHTNING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2.5" calcext:value-type="float">
            <text:p>-2.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CRYSTAL_SHIP_BLUE_LIGHTNING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CRYSTAL_SHIP_BLUE_LIGHTNING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65" calcext:value-type="float">
            <text:p>0.6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CRYSTAL_SHIP_GREEN_LIGHTNING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CRYSTAL_SHIP_GREEN_LIGHTNING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CRYSTAL_SHIP_GREEN_LIGHTNING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65" calcext:value-type="float">
            <text:p>0.6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CRYSTAL_SHIP_YELLOW_LIGHTNING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-7.5" calcext:value-type="float">
            <text:p>-7.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CRYSTAL_SHIP_YELLOW_LIGHTNING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CRYSTAL_SHIP_YELLOW_LIGHTNING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65" calcext:value-type="float">
            <text:p>0.6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CRYSTAL_SHIP_RED_LIGHTNING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CRYSTAL_SHIP_RED_LIGHTNING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CRYSTAL_SHIP_RED_LIGHTN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65" calcext:value-type="float">
            <text:p>0.6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CRYSTAL_SHIP_BLUE_ELITE_LIGHTNING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2.5" calcext:value-type="float">
            <text:p>-2.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CRYSTAL_SHIP_BLUE_ELITE_LIGHTNING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CRYSTAL_SHIP_BLUE_ELITE_LIGHTNING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65" calcext:value-type="float">
            <text:p>0.6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CRYSTAL_SHIP_GREEN_ELITE_LIGHTNING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CRYSTAL_SHIP_GREEN_ELITE_LIGHTNING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CRYSTAL_SHIP_GREEN_ELITE_LIGHTNING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65" calcext:value-type="float">
            <text:p>0.6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CRYSTAL_SHIP_YELLOW_ELITE_LIGHTNING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-7.5" calcext:value-type="float">
            <text:p>-7.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CRYSTAL_SHIP_YELLOW_ELITE_LIGHTNING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CRYSTAL_SHIP_YELLOW_ELITE_LIGHTNING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65" calcext:value-type="float">
            <text:p>0.6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CRYSTAL_SHIP_RED_ELITE_LIGHTNING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CRYSTAL_SHIP_RED_ELITE_LIGHTNING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CRYSTAL_SHIP_RED_ELITE_LIGHTN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65" calcext:value-type="float">
            <text:p>0.6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3" office:value-type="string" calcext:value-type="string">
            <text:p># Misc Space Critters</text:p>
          </table:table-cell>
          <table:table-cell table:style-name="Default" table:number-columns-repeated="12"/>
          <table:table-cell table:style-name="ce10"/>
          <table:table-cell table:style-name="ce14"/>
          <table:table-cell table:style-name="ce1" table:number-columns-repeated="1009"/>
        </table:table-row>
        <table:table-row table:style-name="ro2">
          <table:table-cell table:style-name="ce2" office:value-type="string" calcext:value-type="string">
            <text:p>MEDIUM_PROBE_LIGHTNING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85" calcext:value-type="float">
            <text:p>0.8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SPACE_WHALE_WEAPON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SPACE_WHALE_WEAP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SPACE_WHALE_WEAPON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65" calcext:value-type="float">
            <text:p>0.6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SPACE_AMOEBA_WEAPON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-7.5" calcext:value-type="float">
            <text:p>-7.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PACE_AMOEBA_WEAPON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MINING_LASER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-7.5" calcext:value-type="float">
            <text:p>-7.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MINING_LASER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7" calcext:value-type="float">
            <text:p>0.7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4" office:value-type="string" calcext:value-type="string">
            <text:p># ED invaders</text:p>
          </table:table-cell>
          <table:table-cell table:style-name="Default" table:number-columns-repeated="12"/>
          <table:table-cell table:style-name="ce13"/>
          <table:table-cell table:style-name="ce16"/>
          <table:table-cell table:style-name="ce19" table:number-columns-repeated="1009"/>
        </table:table-row>
        <table:table-row table:style-name="ro2">
          <table:table-cell table:style-name="ce2" office:value-type="string" calcext:value-type="string">
            <text:p>SMALL_ED_WEAPON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ED_WEAPON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.5" calcext:value-type="float">
            <text:p>0.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ED_WEAPON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40" calcext:value-type="float">
            <text:p>240</text:p>
          </table:table-cell>
          <table:table-cell table:number-columns-repeated="3" table:style-name="Default" office:value-type="float" office:value="0.5" calcext:value-type="float">
            <text:p>0.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6" calcext:value-type="float">
            <text:p>0.6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4" office:value-type="string" calcext:value-type="string">
            <text:p># Swarm</text:p>
          </table:table-cell>
          <table:table-cell table:style-name="Default" table:number-columns-repeated="12"/>
          <table:table-cell table:style-name="ce13"/>
          <table:table-cell table:style-name="ce16"/>
          <table:table-cell table:style-name="ce19" table:number-columns-repeated="1009"/>
        </table:table-row>
        <table:table-row table:style-name="ro2">
          <table:table-cell table:style-name="ce2" office:value-type="string" calcext:value-type="string">
            <text:p>SMALL_SPACEPORT_SCOURGE_MISSI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MEDIUM_SPACEPORT_SCOURGE_MISSI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SPACEPORT_SCOURGE_MISSI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LARGE_SCOURGE_MISSILE_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5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MALL_SCOURGE_PROJECTILE_WEAPON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-12.5" calcext:value-type="float">
            <text:p>-12.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2" office:value-type="string" calcext:value-type="string">
            <text:p>SCOURGE_PROJECTILE_WEAPON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4" office:value-type="string" calcext:value-type="string">
            <text:p># Fallen Empire</text:p>
          </table:table-cell>
          <table:table-cell table:style-name="Default" table:number-columns-repeated="12"/>
          <table:table-cell table:style-name="ce13"/>
          <table:table-cell table:style-name="ce16"/>
          <table:table-cell table:style-name="ce20" table:number-columns-repeated="1009"/>
        </table:table-row>
        <table:table-row table:style-name="ro2">
          <table:table-cell table:style-name="ce2" office:value-type="string" calcext:value-type="string">
            <text:p>LARGE_FALLEN_EMPIRE_SPACEPORT_LANC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0.9" calcext:value-type="float">
            <text:p>0.9</text:p>
          </table:table-cell>
          <table:table-cell table:style-name="ce9" office:value-type="string" calcext:value-type="string">
            <text:p>0.00</text:p>
          </table:table-cell>
          <table:table-cell table:style-name="ce15"/>
          <table:table-cell table:style-name="ce21" table:number-columns-repeated="1009"/>
        </table:table-row>
        <table:table-row table:style-name="ro2">
          <table:table-cell table:style-name="ce5" office:value-type="string" calcext:value-type="string">
            <text:p># Point-Defense</text:p>
          </table:table-cell>
          <table:table-cell table:style-name="Default" table:number-columns-repeated="12"/>
          <table:table-cell table:style-name="ce11"/>
          <table:table-cell table:style-name="ce6" table:number-columns-repeated="1010"/>
        </table:table-row>
        <table:table-row table:style-name="ro2">
          <table:table-cell table:style-name="ce6" office:value-type="string" calcext:value-type="string">
            <text:p>POINT_DEFENCE_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8" calcext:value-type="float">
            <text:p>0.8</text:p>
          </table:table-cell>
          <table:table-cell table:style-name="ce11" office:value-type="float" office:value="0" calcext:value-type="float">
            <text:p>0.00</text:p>
          </table:table-cell>
          <table:table-cell table:style-name="ce6" table:number-columns-repeated="1010"/>
        </table:table-row>
        <table:table-row table:style-name="ro2">
          <table:table-cell table:style-name="ce6" office:value-type="string" calcext:value-type="string">
            <text:p>POINT_DEFENCE_2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-7.5" calcext:value-type="float">
            <text:p>-7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8" calcext:value-type="float">
            <text:p>0.8</text:p>
          </table:table-cell>
          <table:table-cell table:style-name="ce11" office:value-type="float" office:value="0" calcext:value-type="float">
            <text:p>0.00</text:p>
          </table:table-cell>
          <table:table-cell table:style-name="ce6" table:number-columns-repeated="1010"/>
        </table:table-row>
        <table:table-row table:style-name="ro2">
          <table:table-cell table:style-name="ce6" office:value-type="string" calcext:value-type="string">
            <text:p>POINT_DEFENCE_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8" calcext:value-type="float">
            <text:p>0.8</text:p>
          </table:table-cell>
          <table:table-cell table:style-name="ce11" office:value-type="float" office:value="0" calcext:value-type="float">
            <text:p>0.00</text:p>
          </table:table-cell>
          <table:table-cell table:style-name="ce6" table:number-columns-repeated="1010"/>
        </table:table-row>
        <table:table-row table:style-name="ro1" table:number-rows-repeated="22">
          <table:table-cell table:style-name="ce6"/>
          <table:table-cell table:style-name="ce11" table:number-columns-repeated="13"/>
          <table:table-cell table:style-name="ce6" table:number-columns-repeated="1010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2:25:09.6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dc:date>2016-05-19T12:26:46.024000000</dc:date>
    <meta:editing-duration>PT19H44M3S</meta:editing-duration>
    <meta:editing-cycles>70</meta:editing-cycles>
    <meta:document-statistic meta:table-count="1" meta:cell-count="2139" meta:object-count="0"/>
  </office:meta>
</office:document-meta>
</file>